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7"/>
    <style:style style:name="ce4" style:family="table-cell" style:parent-style-name="Default" style:data-style-name="N0">
      <style:table-cell-properties fo:background-color="transparent"/>
    </style:style>
    <style:style style:name="ce5" style:family="table-cell" style:parent-style-name="Default" style:data-style-name="N0"/>
    <style:style style:name="ce6" style:family="table-cell" style:parent-style-name="Default" style:data-style-name="N19"/>
    <style:style style:name="co1" style:family="table-column">
      <style:table-column-properties fo:break-before="auto" style:column-width="4.81541666666667cm"/>
    </style:style>
    <style:style style:name="co2" style:family="table-column">
      <style:table-column-properties fo:break-before="auto" style:column-width="2.27541666666667cm"/>
    </style:style>
    <style:style style:name="co3" style:family="table-column">
      <style:table-column-properties fo:break-before="auto" style:column-width="2.56645833333333cm"/>
    </style:style>
    <style:style style:name="co4" style:family="table-column">
      <style:table-column-properties fo:break-before="auto" style:column-width="2.64583333333333cm"/>
    </style:style>
    <style:style style:name="co5" style:family="table-column">
      <style:table-column-properties fo:break-before="auto" style:column-width="2.301875cm"/>
    </style:style>
    <style:style style:name="co6" style:family="table-column">
      <style:table-column-properties fo:break-before="auto" style:column-width="1.984375cm"/>
    </style:style>
    <style:style style:name="co7" style:family="table-column">
      <style:table-column-properties fo:break-before="auto" style:column-width="3.65125cm"/>
    </style:style>
    <style:style style:name="co8" style:family="table-column">
      <style:table-column-properties fo:break-before="auto" style:column-width="4.31270833333333cm"/>
    </style:style>
    <style:style style:name="co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4" table:default-cell-style-name="ce1"/>
        <table:table-row table:style-name="ro1">
          <table:table-cell office:value-type="string" table:style-name="ce1">
            <text:p>Title</text:p>
          </table:table-cell>
          <table:table-cell office:value-type="string" table:style-name="ce1">
            <text:p>Publisher</text:p>
          </table:table-cell>
          <table:table-cell office:value-type="string" table:style-name="ce1">
            <text:p>Genre</text:p>
          </table:table-cell>
          <table:table-cell office:value-type="string" table:style-name="ce1">
            <text:p>Platform</text:p>
          </table:table-cell>
          <table:table-cell office:value-type="string" table:style-name="ce1">
            <text:p>Type</text:p>
          </table:table-cell>
          <table:table-cell office:value-type="string" table:style-name="ce1">
            <text:p>Publish Date</text:p>
          </table:table-cell>
          <table:table-cell office:value-type="string" table:style-name="ce1">
            <text:p>Close Date</text:p>
          </table:table-cell>
          <table:table-cell office:value-type="string" table:style-name="ce1">
            <text:p>Status</text:p>
          </table:table-cell>
          <table:table-cell office:value-type="string" table:style-name="ce1">
            <text:p>Community Revival</text:p>
          </table:table-cell>
          <table:table-cell office:value-type="string" table:style-name="ce1">
            <text:p>References</text:p>
          </table:table-cell>
          <table:table-cell office:value-type="string" table:style-name="ce1">
            <text:p>Notes</text:p>
          </table:table-cell>
          <table:table-cell table:number-columns-repeated="16373"/>
        </table:table-row>
        <table:table-row table:style-name="ro1">
          <table:table-cell office:value-type="string" table:style-name="ce1">
            <text:p>3DS &amp; Wii U Online</text:p>
          </table:table-cell>
          <table:table-cell office:value-type="string" table:style-name="ce1">
            <text:p>Nintendo</text:p>
          </table:table-cell>
          <table:table-cell office:value-type="string" table:style-name="ce1">
            <text:p>Console Service</text:p>
          </table:table-cell>
          <table:table-cell office:value-type="string" table:style-name="ce1">
            <text:p>3DS, Wii U</text:p>
          </table:table-cell>
          <table:table-cell table:number-columns-repeated="3" table:style-name="ce1"/>
          <table:table-cell office:value-type="string" table:style-name="ce1">
            <text:p>Downloads &amp; Online connectivity unavailable, can still play existing offline games</text:p>
          </table:table-cell>
          <table:table-cell office:value-type="string" table:style-name="ce1">
            <text:p>Pretendo</text:p>
          </table:table-cell>
          <table:table-cell table:style-name="ce1"/>
          <table:table-cell office:value-type="string" table:style-name="ce1">
            <text:p>Devices ned to be hacked before community servers can be used</text:p>
          </table:table-cell>
          <table:table-cell table:number-columns-repeated="16373"/>
        </table:table-row>
        <table:table-row table:style-name="ro1">
          <table:table-cell office:value-type="string" table:style-name="ce5">
            <text:p>3on3 FreeStyl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7-10-16T00:00:00" table:style-name="ce6">
            <text:p>2017-10-1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ce of Spades: Battle Builder</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2-12-12T00:00:00" table:style-name="ce6">
            <text:p>2012-12-1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erena - Clash of Champi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5-07T00:00:00" table:style-name="ce6">
            <text:p>2014-05-0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Age of Empires Online</text:p>
          </table:table-cell>
          <table:table-cell office:value-type="string" table:style-name="ce1">
            <text:p>Microsoft</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11-08-16T00:00:00" table:style-name="ce2">
            <text:p>2011-08-16</text:p>
          </table:table-cell>
          <table:table-cell office:value-type="date" office:date-value="2014-07-01T00:00:00" table:style-name="ce2">
            <text:p>2014-07-01</text:p>
          </table:table-cell>
          <table:table-cell office:value-type="string" table:style-name="ce1">
            <text:p>Unplayable</text:p>
          </table:table-cell>
          <table:table-cell office:value-type="string" table:style-name="ce1">
            <text:p>Project Celeste</text:p>
          </table:table-cell>
          <table:table-cell office:value-type="string" table:style-name="ce1">
            <text:p>aoe-shutdown-2013</text:p>
          </table:table-cell>
          <table:table-cell office:value-type="string" table:style-name="ce1">
            <text:p>GFWL</text:p>
          </table:table-cell>
          <table:table-cell table:number-columns-repeated="16373"/>
        </table:table-row>
        <table:table-row table:style-name="ro1">
          <table:table-cell office:value-type="string" table:style-name="ce5">
            <text:p>Age of Empires: Castle Siege</text:p>
          </table:table-cell>
          <table:table-cell office:value-type="string" table:style-name="ce5">
            <text:p>Microsoft_Studio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9-17T00:00:00" table:style-name="ce6">
            <text:p>2014-09-1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mazing World</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8-07T00:00:00" table:style-name="ce6">
            <text:p>2014-08-0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Anno 1404</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09-06-23T00:00:00" table:style-name="ce2">
            <text:p>2009-06-23</text:p>
          </table:table-cell>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Anno 2070</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11-11-17T00:00:00" table:style-name="ce2">
            <text:p>2011-11-17</text:p>
          </table:table-cell>
          <table:table-cell office:value-type="date" office:date-value="2022-09-01T00:00:00" table:style-name="ce2">
            <text:p>2022-09-01</text:p>
          </table:table-cell>
          <table:table-cell office:value-type="string" table:style-name="ce1">
            <text:p>No Multiplayer</text:p>
          </table:table-cell>
          <table:table-cell office:value-type="string" table:style-name="ce1">
            <text:p>anno-shutdown-2022</text:p>
          </table:table-cell>
          <table:table-cell office:value-type="string" table:style-name="ce1">
            <text:p>anno-drm-2022</text:p>
          </table:table-cell>
          <table:table-cell office:value-type="string" table:style-name="ce1">
            <text:p>Cracks exist to restore partial singleplayer functionality. Activation limit DRM was removed by the publisher in 2020. Replaced with uplay? Developers wanted to support the game longer.</text:p>
          </table:table-cell>
          <table:table-cell table:number-columns-repeated="16373"/>
        </table:table-row>
        <table:table-row table:style-name="ro1">
          <table:table-cell office:value-type="string" table:style-name="ce5">
            <text:p>Anno Online</text:p>
          </table:table-cell>
          <table:table-cell office:value-type="string" table:style-name="ce5">
            <text:p>Ubisoft<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01-31T00:00:00" table:style-name="ce6">
            <text:p>2013-01-3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Anthem</text:p>
          </table:table-cell>
          <table:table-cell office:value-type="string" table:style-name="ce1">
            <text:p>EA</text:p>
          </table:table-cell>
          <table:table-cell office:value-type="string" table:style-name="ce1">
            <text:p>Action RPG</text:p>
          </table:table-cell>
          <table:table-cell office:value-type="string" table:style-name="ce1">
            <text:p>PC, PS4, XBO</text:p>
          </table:table-cell>
          <table:table-cell office:value-type="string" table:style-name="ce1">
            <text:p>Paid, DLC</text:p>
          </table:table-cell>
          <table:table-cell office:value-type="date" office:date-value="2019-02-22T00:00:00" table:style-name="ce2">
            <text:p>2019-02-22</text:p>
          </table:table-cell>
          <table:table-cell table:number-columns-repeated="4" table:style-name="ce1"/>
          <table:table-cell office:value-type="string" table:style-name="ce1">
            <text:p>Not shut down yet?</text:p>
          </table:table-cell>
          <table:table-cell table:number-columns-repeated="16373"/>
        </table:table-row>
        <table:table-row table:style-name="ro1">
          <table:table-cell office:value-type="string" table:style-name="ce5">
            <text:p>AoF Chess Club 2.0</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5-11-04T00:00:00" table:style-name="ce6">
            <text:p>2015-11-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rena: Cyber Evolution</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Asheron's Call</text:p>
          </table:table-cell>
          <table:table-cell office:value-type="string" table:style-name="ce1">
            <text:p>Microsoft, WB</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1999-11-02T00:00:00" table:style-name="ce2">
            <text:p>1999-11-02</text:p>
          </table:table-cell>
          <table:table-cell office:value-type="date" office:date-value="2017-01-31T00:00:00" table:style-name="ce2">
            <text:p>2017-01-31</text:p>
          </table:table-cell>
          <table:table-cell office:value-type="string" table:style-name="ce1">
            <text:p>Unplayable</text:p>
          </table:table-cell>
          <table:table-cell office:value-type="string" table:style-name="ce1">
            <text:p>ACEmulator</text:p>
          </table:table-cell>
          <table:table-cell office:value-type="string" table:style-name="ce1">
            <text:p>ashcall-shutdown-2016</text:p>
          </table:table-cell>
          <table:table-cell office:value-type="string" table:style-name="ce1">
            <text:p>Devs wanted to hand servers over to players</text:p>
          </table:table-cell>
          <table:table-cell table:number-columns-repeated="16373"/>
        </table:table-row>
        <table:table-row table:style-name="ro1">
          <table:table-cell office:value-type="string" table:style-name="ce5">
            <text:p>Asheron's Call 2: Fallen Kings</text:p>
          </table:table-cell>
          <table:table-cell office:value-type="string" table:style-name="ce5">
            <text:p/>
          </table:table-cell>
          <table:table-cell office:value-type="string" table:style-name="ce5">
            <text:p>MMORPG<text:s/></text:p>
          </table:table-cell>
          <table:table-cell office:value-type="string" table:style-name="ce5">
            <text:p>PC</text:p>
          </table:table-cell>
          <table:table-cell office:value-type="string" table:style-name="ce5">
            <text:p>Subscription<text:s/></text:p>
          </table:table-cell>
          <table:table-cell office:value-type="date" office:date-value="2002-11-22T00:00:00" table:style-name="ce6">
            <text:p>2002-11-2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sphalt Overdriv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9-25T00:00:00" table:style-name="ce6">
            <text:p>2014-09-2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sphalt Street Storm Racing</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10-26T00:00:00" table:style-name="ce6">
            <text:p>2017-10-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Assassin's Creed 2</text:p>
          </table:table-cell>
          <table:table-cell office:value-type="string" table:style-name="ce1">
            <text:p>Ubisoft</text:p>
          </table:table-cell>
          <table:table-cell office:value-type="string" table:style-name="ce1">
            <text:p>Action Adventure</text:p>
          </table:table-cell>
          <table:table-cell office:value-type="string" table:style-name="ce1">
            <text:p>PC, PS3</text:p>
          </table:table-cell>
          <table:table-cell office:value-type="string" table:style-name="ce1">
            <text:p>Paid</text:p>
          </table:table-cell>
          <table:table-cell office:value-type="date" office:date-value="2009-11-17T00:00:00" table:style-name="ce2">
            <text:p>2009-11-17</text:p>
          </table:table-cell>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See also ubi-shutdown-2021</text:p>
          </table:table-cell>
          <table:table-cell table:number-columns-repeated="16373"/>
        </table:table-row>
        <table:table-row table:style-name="ro1">
          <table:table-cell office:value-type="string" table:style-name="ce1">
            <text:p>Assassin's Creed 3</text:p>
          </table:table-cell>
          <table:table-cell office:value-type="string" table:style-name="ce1">
            <text:p>Ubisoft</text:p>
          </table:table-cell>
          <table:table-cell office:value-type="string" table:style-name="ce1">
            <text:p>Action Adventure</text:p>
          </table:table-cell>
          <table:table-cell office:value-type="string" table:style-name="ce1">
            <text:p>PC, PS3, 360, Wii U</text:p>
          </table:table-cell>
          <table:table-cell office:value-type="string" table:style-name="ce1">
            <text:p>Paid, DLC</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Assassin's Creed IV: Black Flag</text:p>
          </table:table-cell>
          <table:table-cell office:value-type="string" table:style-name="ce1">
            <text:p>Ubisoft</text:p>
          </table:table-cell>
          <table:table-cell office:value-type="string" table:style-name="ce1">
            <text:p>Action Adventure</text:p>
          </table:table-cell>
          <table:table-cell office:value-type="string" table:style-name="ce1">
            <text:p>PC, PS4, XBO, PS3, 360</text:p>
          </table:table-cell>
          <table:table-cell office:value-type="string" table:style-name="ce1">
            <text:p>Paid</text:p>
          </table:table-cell>
          <table:table-cell office:value-type="date" office:date-value="2013-10-29T00:00:00" table:style-name="ce2">
            <text:p>2013-10-29</text:p>
          </table:table-cell>
          <table:table-cell table:number-columns-repeated="4" table:style-name="ce1"/>
          <table:table-cell office:value-type="string" table:style-name="ce1">
            <text:p>Social aspects and fleet management are at risk. Not shut down yet?</text:p>
          </table:table-cell>
          <table:table-cell table:number-columns-repeated="16373"/>
        </table:table-row>
        <table:table-row table:style-name="ro1">
          <table:table-cell office:value-type="string" table:style-name="ce1">
            <text:p>Assassin's Creed Liberation HD</text:p>
          </table:table-cell>
          <table:table-cell office:value-type="string" table:style-name="ce1">
            <text:p>Ubisoft</text:p>
          </table:table-cell>
          <table:table-cell office:value-type="string" table:style-name="ce1">
            <text:p>Action Adventure</text:p>
          </table:table-cell>
          <table:table-cell office:value-type="string" table:style-name="ce1">
            <text:p>PSV, PS3, PS4, PC, 360, XBO, Switch</text:p>
          </table:table-cell>
          <table:table-cell office:value-type="string" table:style-name="ce1">
            <text:p>Paid</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Multiplayer was only on original Vita release</text:p>
          </table:table-cell>
          <table:table-cell table:number-columns-repeated="16373"/>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360, XBO, PS3, PS4, Switch</text:p>
          </table:table-cell>
          <table:table-cell office:value-type="string" table:style-name="ce1">
            <text:p>Paid</text:p>
          </table:table-cell>
          <table:table-cell office:value-type="date" office:date-value="2011-11-15T00:00:00" table:style-name="ce2">
            <text:p>2011-11-15</text:p>
          </table:table-cell>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Brotherhood</text:p>
          </table:table-cell>
          <table:table-cell office:value-type="string" table:style-name="ce1">
            <text:p>Ubisoft</text:p>
          </table:table-cell>
          <table:table-cell office:value-type="string" table:style-name="ce1">
            <text:p>Action Adventure</text:p>
          </table:table-cell>
          <table:table-cell office:value-type="string" table:style-name="ce1">
            <text:p>PC, PS3, 360</text:p>
          </table:table-cell>
          <table:table-cell office:value-type="string" table:style-name="ce1">
            <text:p>Paid</text:p>
          </table:table-cell>
          <table:table-cell office:value-type="date" office:date-value="2010-11-16T00:00:00" table:style-name="ce2">
            <text:p>2010-11-16</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PS3, 360</text:p>
          </table:table-cell>
          <table:table-cell office:value-type="string" table:style-name="ce1">
            <text:p>Paid</text:p>
          </table:table-cell>
          <table:table-cell office:value-type="date" office:date-value="2011-11-15T00:00:00" table:style-name="ce2">
            <text:p>2011-11-15</text:p>
          </table:table-cell>
          <table:table-cell table:number-columns-repeated="4" table:style-name="ce1"/>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5">
            <text:p>Asteroids: Outpost</text:p>
          </table:table-cell>
          <table:table-cell office:value-type="string" table:style-name="ce5">
            <text:p>Atari<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stonia Reborn</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tlas Reactor</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10-04T00:00:00" table:style-name="ce6">
            <text:p>2016-10-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uto Assault</text:p>
          </table:table-cell>
          <table:table-cell office:value-type="string" table:style-name="ce5">
            <text:p>NCSOFT<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06-04-11T00:00:00" table:style-name="ce6">
            <text:p>2006-04-1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AVA: Dog Tag</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9-05-02T00:00:00" table:style-name="ce6">
            <text:p>2019-05-0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Babylon's Fall</text:p>
          </table:table-cell>
          <table:table-cell office:value-type="string" table:style-name="ce5">
            <text:p>Square_Enix<text:s/></text:p>
          </table:table-cell>
          <table:table-cell office:value-type="string" table:style-name="ce5">
            <text:p/>
          </table:table-cell>
          <table:table-cell office:value-type="string" table:style-name="ce5">
            <text:p>PC</text:p>
          </table:table-cell>
          <table:table-cell office:value-type="string" table:style-name="ce5">
            <text:p>Paid ,IGP</text:p>
          </table:table-cell>
          <table:table-cell office:value-type="date" office:date-value="2022-03-03T00:00:00" table:style-name="ce6">
            <text:p>2022-03-0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Batman: Arkham Origins</text:p>
          </table:table-cell>
          <table:table-cell office:value-type="string" table:style-name="ce1">
            <text:p>Warner Bros.</text:p>
          </table:table-cell>
          <table:table-cell office:value-type="string" table:style-name="ce1">
            <text:p>Action</text:p>
          </table:table-cell>
          <table:table-cell office:value-type="string" table:style-name="ce1">
            <text:p>PC, PS3, 360</text:p>
          </table:table-cell>
          <table:table-cell office:value-type="string" table:style-name="ce1">
            <text:p>Paid, DLC</text:p>
          </table:table-cell>
          <table:table-cell office:value-type="date" office:date-value="2013-10-25T00:00:00" table:style-name="ce2">
            <text:p>2013-10-25</text:p>
          </table:table-cell>
          <table:table-cell office:value-type="date" office:date-value="2016-12-04T00:00:00" table:style-name="ce2">
            <text:p>2016-12-04</text:p>
          </table:table-cell>
          <table:table-cell office:value-type="string" table:style-name="ce1">
            <text:p>No Multiplayer</text:p>
          </table:table-cell>
          <table:table-cell table:style-name="ce1"/>
          <table:table-cell office:value-type="string" table:style-name="ce1">
            <text:p>batman-shutdown-2016</text:p>
          </table:table-cell>
          <table:table-cell table:number-columns-repeated="16374" table:style-name="ce1"/>
        </table:table-row>
        <table:table-row table:style-name="ro1">
          <table:table-cell office:value-type="string" table:style-name="ce5">
            <text:p>Battle Battali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5-11-03T00:00:00" table:style-name="ce6">
            <text:p>2015-11-0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Battlefield 1942</text:p>
          </table:table-cell>
          <table:table-cell office:value-type="string" table:style-name="ce1">
            <text:p>EA</text:p>
          </table:table-cell>
          <table:table-cell office:value-type="string" table:style-name="ce1">
            <text:p>FPS</text:p>
          </table:table-cell>
          <table:table-cell office:value-type="string" table:style-name="ce1">
            <text:p>PC, Mac</text:p>
          </table:table-cell>
          <table:table-cell office:value-type="string" table:style-name="ce1">
            <text:p>Paid</text:p>
          </table:table-cell>
          <table:table-cell office:value-type="date" office:date-value="2002-09-17T00:00:00" table:style-name="ce2">
            <text:p>2002-09-17</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Hamachi, GameRang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Battlefield 2</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5-06-21T00:00:00" table:style-name="ce2">
            <text:p>2005-06-21</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BF Revive</text:p>
          </table:table-cell>
          <table:table-cell office:value-type="string" table:style-name="ce1">
            <text:p>gamespy-ea-2014</text:p>
          </table:table-cell>
          <table:table-cell office:value-type="string" table:style-name="ce1">
            <text:p>EA Took down community servers ea-bf-2017</text:p>
          </table:table-cell>
          <table:table-cell table:number-columns-repeated="16373"/>
        </table:table-row>
        <table:table-row table:style-name="ro1">
          <table:table-cell office:value-type="string" table:style-name="ce1">
            <text:p>Battlefield 2142</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6-10-17T00:00:00" table:style-name="ce2">
            <text:p>2006-10-17</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BF Revive, Reclamation</text:p>
          </table:table-cell>
          <table:table-cell office:value-type="string" table:style-name="ce1">
            <text:p>gamespy-ea-2014</text:p>
          </table:table-cell>
          <table:table-cell office:value-type="string" table:style-name="ce1">
            <text:p>http://dethklokclan.enjin.com/,<text:s/></text:p>
          </table:table-cell>
          <table:table-cell table:number-columns-repeated="16373"/>
        </table:table-row>
        <table:table-row table:style-name="ro1">
          <table:table-cell office:value-type="string" table:style-name="ce1">
            <text:p>Battlefield Heroes</text:p>
          </table:table-cell>
          <table:table-cell office:value-type="string" table:style-name="ce1">
            <text:p>EA</text:p>
          </table:table-cell>
          <table:table-cell office:value-type="string" table:style-name="ce1">
            <text:p>TPS</text:p>
          </table:table-cell>
          <table:table-cell office:value-type="string" table:style-name="ce1">
            <text:p>PC</text:p>
          </table:table-cell>
          <table:table-cell office:value-type="string" table:style-name="ce1">
            <text:p>F2P, IGP</text:p>
          </table:table-cell>
          <table:table-cell office:value-type="date" office:date-value="2009-06-25T00:00:00" table:style-name="ce2">
            <text:p>2009-06-25</text:p>
          </table:table-cell>
          <table:table-cell office:value-type="date" office:date-value="2015-07-14T00:00:00" table:style-name="ce2">
            <text:p>2015-07-14</text:p>
          </table:table-cell>
          <table:table-cell office:value-type="string" table:style-name="ce1">
            <text:p>No Multiplayer</text:p>
          </table:table-cell>
          <table:table-cell office:value-type="string" table:style-name="ce1">
            <text:p>BF Revive, Rising Hub</text:p>
          </table:table-cell>
          <table:table-cell office:value-type="string" table:style-name="ce1">
            <text:p>eaf2p-shutdown-2015</text:p>
          </table:table-cell>
          <table:table-cell office:value-type="string" table:style-name="ce1">
            <text:p>EA Took down community servers ea-bf-2017</text:p>
          </table:table-cell>
          <table:table-cell table:number-columns-repeated="16373"/>
        </table:table-row>
        <table:table-row table:style-name="ro1">
          <table:table-cell office:value-type="string" table:style-name="ce5">
            <text:p>Battlefield Online</text:p>
          </table:table-cell>
          <table:table-cell office:value-type="string" table:style-name="ce5">
            <text:p>Neowiz_Games</text:p>
          </table:table-cell>
          <table:table-cell office:value-type="string" table:style-name="ce5">
            <text:p>FPS<text:s/></text:p>
          </table:table-cell>
          <table:table-cell office:value-type="string" table:style-name="ce5">
            <text:p>PC</text:p>
          </table:table-cell>
          <table:table-cell office:value-type="string" table:style-name="ce5">
            <text:p>F2P<text:s/></text:p>
          </table:table-cell>
          <table:table-cell office:value-type="date" office:date-value="2010-03-25T00:00:00" table:style-name="ce6">
            <text:p>2010-03-2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Battlefield Play4Free</text:p>
          </table:table-cell>
          <table:table-cell office:value-type="string" table:style-name="ce5">
            <text:p>Electronic_Arts<text:s/></text:p>
          </table:table-cell>
          <table:table-cell office:value-type="string" table:style-name="ce5">
            <text:p>FPS<text:s/></text:p>
          </table:table-cell>
          <table:table-cell office:value-type="string" table:style-name="ce5">
            <text:p>PC</text:p>
          </table:table-cell>
          <table:table-cell office:value-type="string" table:style-name="ce5">
            <text:p>F2P<text:s/></text:p>
          </table:table-cell>
          <table:table-cell office:value-type="date" office:date-value="2011-04-04T00:00:00" table:style-name="ce6">
            <text:p>2011-04-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Battlefield Vietnam</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4-03-15T00:00:00" table:style-name="ce2">
            <text:p>2004-03-15</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Team Simple</text:p>
          </table:table-cell>
          <table:table-cell office:value-type="string" table:style-name="ce1">
            <text:p>gamespy-ea-2014</text:p>
          </table:table-cell>
          <table:table-cell office:value-type="string" table:style-name="ce1">
            <text:p>Multiplayer functional through Hamachi.</text:p>
          </table:table-cell>
          <table:table-cell table:number-columns-repeated="16373"/>
        </table:table-row>
        <table:table-row table:style-name="ro1">
          <table:table-cell office:value-type="string" table:style-name="ce1">
            <text:p>BattleForge</text:p>
          </table:table-cell>
          <table:table-cell office:value-type="string" table:style-name="ce1">
            <text:p>EA</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09-03-24T00:00:00" table:style-name="ce2">
            <text:p>2009-03-24</text:p>
          </table:table-cell>
          <table:table-cell office:value-type="date" office:date-value="2013-10-31T00:00:00" table:style-name="ce2">
            <text:p>2013-10-31</text:p>
          </table:table-cell>
          <table:table-cell office:value-type="string" table:style-name="ce1">
            <text:p>No Multiplayer</text:p>
          </table:table-cell>
          <table:table-cell office:value-type="string" table:style-name="ce1">
            <text:p>Skylords Reborn</text:p>
          </table:table-cell>
          <table:table-cell office:value-type="string" table:style-name="ce1">
            <text:p>battleforge-shutdown-2013</text:p>
          </table:table-cell>
          <table:table-cell table:number-columns-repeated="16374" table:style-name="ce1"/>
        </table:table-row>
        <table:table-row table:style-name="ro1">
          <table:table-cell office:value-type="string" table:style-name="ce1">
            <text:p>Blacklight: Retribution</text:p>
          </table:table-cell>
          <table:table-cell office:value-type="string" table:style-name="ce1">
            <text:p>Perfect World Entertainment</text:p>
          </table:table-cell>
          <table:table-cell office:value-type="string" table:style-name="ce1">
            <text:p>FPS</text:p>
          </table:table-cell>
          <table:table-cell office:value-type="string" table:style-name="ce1">
            <text:p>PC, PS4</text:p>
          </table:table-cell>
          <table:table-cell office:value-type="string" table:style-name="ce1">
            <text:p>F2P, IGP</text:p>
          </table:table-cell>
          <table:table-cell office:value-type="date" office:date-value="2012-04-03T00:00:00" table:style-name="ce2">
            <text:p>2012-04-03</text:p>
          </table:table-cell>
          <table:table-cell office:value-type="date" office:date-value="2019-03-11T00:00:00" table:style-name="ce2">
            <text:p>2019-03-11</text:p>
          </table:table-cell>
          <table:table-cell office:value-type="string" table:style-name="ce1">
            <text:p>Unplayable</text:p>
          </table:table-cell>
          <table:table-cell table:style-name="ce1"/>
          <table:table-cell office:value-type="string" table:style-name="ce1">
            <text:p>blacklight-shutdown-2019</text:p>
          </table:table-cell>
          <table:table-cell table:number-columns-repeated="16374" table:style-name="ce1"/>
        </table:table-row>
        <table:table-row table:style-name="ro1">
          <table:table-cell office:value-type="string" table:style-name="ce5">
            <text:p>Blocksworld</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Bloodborne</text:p>
          </table:table-cell>
          <table:table-cell office:value-type="string" table:style-name="ce1">
            <text:p>Sony</text:p>
          </table:table-cell>
          <table:table-cell office:value-type="string" table:style-name="ce1">
            <text:p>Action RPG</text:p>
          </table:table-cell>
          <table:table-cell office:value-type="string" table:style-name="ce1">
            <text:p>PS4</text:p>
          </table:table-cell>
          <table:table-cell office:value-type="string" table:style-name="ce1">
            <text:p>Paid</text:p>
          </table:table-cell>
          <table:table-cell office:value-type="date" office:date-value="2015-03-24T00:00:00" table:style-name="ce2">
            <text:p>2015-03-24</text:p>
          </table:table-cell>
          <table:table-cell table:number-columns-repeated="4" table:style-name="ce1"/>
          <table:table-cell office:value-type="string" table:style-name="ce1">
            <text:p>Still playable?</text:p>
          </table:table-cell>
          <table:table-cell table:number-columns-repeated="16373"/>
        </table:table-row>
        <table:table-row table:style-name="ro1">
          <table:table-cell office:value-type="string" table:style-name="ce1">
            <text:p>Boogie Frights</text:p>
          </table:table-cell>
          <table:table-cell office:value-type="string" table:style-name="ce1">
            <text:p>EA</text:p>
          </table:table-cell>
          <table:table-cell table:style-name="ce1"/>
          <table:table-cell office:value-type="string" table:style-name="ce1">
            <text:p>iOS, Android</text:p>
          </table:table-cell>
          <table:table-cell table:number-columns-repeated="2" table:style-name="ce1"/>
          <table:table-cell office:value-type="date" office:date-value="2016-07-31T00:00:00" table:style-name="ce2">
            <text:p>2016-07-31</text:p>
          </table:table-cell>
          <table:table-cell table:number-columns-repeated="2" table:style-name="ce1"/>
          <table:table-cell office:value-type="string" table:style-name="ce1">
            <text:p>ea-ah-2024</text:p>
          </table:table-cell>
          <table:table-cell office:value-type="string" table:style-name="ce1">
            <text:p>Can't find any info on this beyond an entry in the EA shutdown list</text:p>
          </table:table-cell>
          <table:table-cell table:number-columns-repeated="16373"/>
        </table:table-row>
        <table:table-row table:style-name="ro1">
          <table:table-cell office:value-type="string" table:style-name="ce5">
            <text:p>Brawl of Ages</text:p>
          </table:table-cell>
          <table:table-cell office:value-type="string" table:style-name="ce5">
            <text:p>S2_Games<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Breach</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Broomstick League</text:p>
          </table:table-cell>
          <table:table-cell office:value-type="string" table:style-name="ce5">
            <text:p>Blue_Isle_Studio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all of Duty: Online</text:p>
          </table:table-cell>
          <table:table-cell office:value-type="string" table:style-name="ce5">
            <text:p>Tencent_Games<text:s/></text:p>
          </table:table-cell>
          <table:table-cell office:value-type="string" table:style-name="ce5">
            <text:p>FPS<text:s/></text:p>
          </table:table-cell>
          <table:table-cell office:value-type="string" table:style-name="ce5">
            <text:p>PC</text:p>
          </table:table-cell>
          <table:table-cell office:value-type="string" table:style-name="ce5">
            <text:p><text:s/></text:p>
          </table:table-cell>
          <table:table-cell office:value-type="date" office:date-value="2013-01-14T00:00:00" table:style-name="ce6">
            <text:p>2013-01-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hronicle: RuneScape Legend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5-26T00:00:00" table:style-name="ce6">
            <text:p>2016-05-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City of Heroes</text:p>
          </table:table-cell>
          <table:table-cell office:value-type="string" table:style-name="ce1">
            <text:p>NCSOFT</text:p>
          </table:table-cell>
          <table:table-cell office:value-type="string" table:style-name="ce1">
            <text:p>MMORPG</text:p>
          </table:table-cell>
          <table:table-cell office:value-type="string" table:style-name="ce1">
            <text:p>Mac, PC</text:p>
          </table:table-cell>
          <table:table-cell office:value-type="string" table:style-name="ce1">
            <text:p>Subscription</text:p>
          </table:table-cell>
          <table:table-cell office:value-type="date" office:date-value="2004-04-28T00:00:00" table:style-name="ce2">
            <text:p>2004-04-28</text:p>
          </table:table-cell>
          <table:table-cell office:value-type="date" office:date-value="2012-11-30T00:00:00" table:style-name="ce2">
            <text:p>2012-11-30</text:p>
          </table:table-cell>
          <table:table-cell office:value-type="string" table:style-name="ce1">
            <text:p>Unplayable</text:p>
          </table:table-cell>
          <table:table-cell office:value-type="string" table:style-name="ce1">
            <text:p>CoH: Homecoming</text:p>
          </table:table-cell>
          <table:table-cell office:value-type="string" table:style-name="ce1">
            <text:p>coh-homecoming-2024</text:p>
          </table:table-cell>
          <table:table-cell office:value-type="string" table:style-name="ce1">
            <text:p>Server source code partial leak helped revival efforts, eventual official license.<text:s/></text:p>
          </table:table-cell>
          <table:table-cell table:number-columns-repeated="16373"/>
        </table:table-row>
        <table:table-row table:style-name="ro1">
          <table:table-cell office:value-type="string" table:style-name="ce5">
            <text:p>Cloud Pirates</text:p>
          </table:table-cell>
          <table:table-cell office:value-type="string" table:style-name="ce5">
            <text:p>MY.GAME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lub Penguin Island</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03-29T00:00:00" table:style-name="ce6">
            <text:p>2017-03-2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olonies Onlin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ommand<text:s/></text:p>
          </table:table-cell>
          <table:table-cell office:value-type="string" table:style-name="ce5">
            <text:p>Electronic_Arts<text:s/></text:p>
          </table:table-cell>
          <table:table-cell office:value-type="string" table:style-name="ce5">
            <text:p>RTS<text:s/></text:p>
          </table:table-cell>
          <table:table-cell office:value-type="string" table:style-name="ce5">
            <text:p>PC</text:p>
          </table:table-cell>
          <table:table-cell office:value-type="string" table:style-name="ce5">
            <text:p>F2P ,IGP</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Command &amp; Conquer 3: Tiberium Wars</text:p>
          </table:table-cell>
          <table:table-cell office:value-type="string" table:style-name="ce1">
            <text:p>EA</text:p>
          </table:table-cell>
          <table:table-cell office:value-type="string" table:style-name="ce1">
            <text:p>Strategy</text:p>
          </table:table-cell>
          <table:table-cell office:value-type="string" table:style-name="ce1">
            <text:p>PC, 360, Mac</text:p>
          </table:table-cell>
          <table:table-cell office:value-type="string" table:style-name="ce1">
            <text:p>Paid</text:p>
          </table:table-cell>
          <table:table-cell office:value-type="date" office:date-value="2007-03-26T00:00:00" table:style-name="ce2">
            <text:p>2007-03-26</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Generals</text:p>
          </table:table-cell>
          <table:table-cell office:value-type="string" table:style-name="ce1">
            <text:p>EA</text:p>
          </table:table-cell>
          <table:table-cell office:value-type="string" table:style-name="ce1">
            <text:p>Strategy</text:p>
          </table:table-cell>
          <table:table-cell office:value-type="string" table:style-name="ce1">
            <text:p>PC, Mac</text:p>
          </table:table-cell>
          <table:table-cell office:value-type="string" table:style-name="ce1">
            <text:p>Paid</text:p>
          </table:table-cell>
          <table:table-cell office:value-type="date" office:date-value="2003-02-14T00:00:00" table:style-name="ce2">
            <text:p>2003-02-14</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Red Alert 3</text:p>
          </table:table-cell>
          <table:table-cell office:value-type="string" table:style-name="ce1">
            <text:p>EA</text:p>
          </table:table-cell>
          <table:table-cell office:value-type="string" table:style-name="ce1">
            <text:p>Strategy</text:p>
          </table:table-cell>
          <table:table-cell office:value-type="string" table:style-name="ce1">
            <text:p>PC, 360, PS3, Mac</text:p>
          </table:table-cell>
          <table:table-cell office:value-type="string" table:style-name="ce1">
            <text:p>Paid</text:p>
          </table:table-cell>
          <table:table-cell office:value-type="date" office:date-value="2008-10-28T00:00:00" table:style-name="ce2">
            <text:p>2008-10-28</text:p>
          </table:table-cell>
          <table:table-cell office:value-type="date" office:date-value="2014-08-01T00:00:00" table:style-name="ce2">
            <text:p>2014-08-01</text:p>
          </table:table-cell>
          <table:table-cell office:value-type="string" table:style-name="ce1">
            <text:p>No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ommand and Conquer 2013 (also known as Generals 2)</text:p>
          </table:table-cell>
          <table:table-cell office:value-type="string" table:style-name="ce1">
            <text:p>EA</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string" table:style-name="ce1">
            <text:p>Unreleased</text:p>
          </table:table-cell>
          <table:table-cell table:number-columns-repeated="4" table:style-name="ce1"/>
          <table:table-cell office:value-type="string" table:style-name="ce1">
            <text:p>It can never be brought back ever. EA deleted the files on their end and it is not available for download at all, so nobody can even try to bring it back.</text:p>
          </table:table-cell>
          <table:table-cell table:number-columns-repeated="16373"/>
        </table:table-row>
        <table:table-row table:style-name="ro1">
          <table:table-cell office:value-type="string" table:style-name="ce5">
            <text:p>Crayta</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rimesigh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2-04-14T00:00:00" table:style-name="ce6">
            <text:p>2022-04-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Crucible</text:p>
          </table:table-cell>
          <table:table-cell office:value-type="string" table:style-name="ce5">
            <text:p>Amazon_Game_Studios<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Crysis</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text:p>
          </table:table-cell>
          <table:table-cell office:value-type="date" office:date-value="2007-11-13T00:00:00" table:style-name="ce2">
            <text:p>2007-11-13</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ryMP</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rysis 2</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text:p>
          </table:table-cell>
          <table:table-cell office:value-type="date" office:date-value="2011-03-22T00:00:00" table:style-name="ce2">
            <text:p>2011-03-22</text:p>
          </table:table-cell>
          <table:table-cell office:value-type="date" office:date-value="2014-08-01T00:00:00" table:style-name="ce2">
            <text:p>2014-08-01</text:p>
          </table:table-cell>
          <table:table-cell office:value-type="string" table:style-name="ce1">
            <text:p>No Multiplayer</text:p>
          </table:table-cell>
          <table:table-cell office:value-type="string" table:style-name="ce1">
            <text:p>OpenSpy</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rysis 3</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 DLC</text:p>
          </table:table-cell>
          <table:table-cell office:value-type="date" office:date-value="2013-02-19T00:00:00" table:style-name="ce2">
            <text:p>2013-02-19</text:p>
          </table:table-cell>
          <table:table-cell office:value-type="date" office:date-value="2023-12-08T00:00:00" table:style-name="ce2">
            <text:p>2023-12-08</text:p>
          </table:table-cell>
          <table:table-cell office:value-type="string" table:style-name="ce1">
            <text:p>No Multiplayer</text:p>
          </table:table-cell>
          <table:table-cell office:value-type="string" table:style-name="ce1">
            <text:p>Crysis Wars Executables</text:p>
          </table:table-cell>
          <table:table-cell office:value-type="string" table:style-name="ce1">
            <text:p>ea-ah-2024</text:p>
          </table:table-cell>
          <table:table-cell table:number-columns-repeated="16374" table:style-name="ce1"/>
        </table:table-row>
        <table:table-row table:style-name="ro1">
          <table:table-cell office:value-type="string" table:style-name="ce1">
            <text:p>Crysis Warhead</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 DLC</text:p>
          </table:table-cell>
          <table:table-cell office:value-type="date" office:date-value="2008-09-17T00:00:00" table:style-name="ce2">
            <text:p>2008-09-17</text:p>
          </table:table-cell>
          <table:table-cell office:value-type="date" office:date-value="2014-08-01T00:00:00" table:style-name="ce2">
            <text:p>2014-08-01</text:p>
          </table:table-cell>
          <table:table-cell office:value-type="string" table:style-name="ce1">
            <text:p>No Multiplayer</text:p>
          </table:table-cell>
          <table:table-cell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Dark Souls</text:p>
          </table:table-cell>
          <table:table-cell office:value-type="string" table:style-name="ce1">
            <text:p>Namco Bandai</text:p>
          </table:table-cell>
          <table:table-cell office:value-type="string" table:style-name="ce1">
            <text:p>Action RPG</text:p>
          </table:table-cell>
          <table:table-cell office:value-type="string" table:style-name="ce1">
            <text:p>PC, PS3, 360</text:p>
          </table:table-cell>
          <table:table-cell office:value-type="string" table:style-name="ce1">
            <text:p>Paid, DLC</text:p>
          </table:table-cell>
          <table:table-cell office:value-type="date" office:date-value="2011-09-22T00:00:00" table:style-name="ce2">
            <text:p>2011-09-22</text:p>
          </table:table-cell>
          <table:table-cell office:value-type="date" office:date-value="2022-01-23T00:00:00" table:style-name="ce2">
            <text:p>2022-01-23</text:p>
          </table:table-cell>
          <table:table-cell office:value-type="string" table:style-name="ce1">
            <text:p>No Multiplayer</text:p>
          </table:table-cell>
          <table:table-cell table:style-name="ce1"/>
          <table:table-cell office:value-type="string" table:style-name="ce1">
            <text:p>darksouls-shutdown-2022</text:p>
          </table:table-cell>
          <table:table-cell office:value-type="string" table:style-name="ce1">
            <text:p>Servers originally down due to security flaw</text:p>
          </table:table-cell>
          <table:table-cell table:number-columns-repeated="16373"/>
        </table:table-row>
        <table:table-row table:style-name="ro1">
          <table:table-cell office:value-type="string" table:style-name="ce1">
            <text:p>Dark Souls II</text:p>
          </table:table-cell>
          <table:table-cell office:value-type="string" table:style-name="ce1">
            <text:p>Namco Bandai</text:p>
          </table:table-cell>
          <table:table-cell office:value-type="string" table:style-name="ce1">
            <text:p>Action RPG</text:p>
          </table:table-cell>
          <table:table-cell office:value-type="string" table:style-name="ce1">
            <text:p>PC, PS4, XBO, PS3, 360</text:p>
          </table:table-cell>
          <table:table-cell office:value-type="string" table:style-name="ce1">
            <text:p>Paid, DLC</text:p>
          </table:table-cell>
          <table:table-cell office:value-type="date" office:date-value="2014-04-25T00:00:00" table:style-name="ce2">
            <text:p>2014-04-25</text:p>
          </table:table-cell>
          <table:table-cell table:number-columns-repeated="3" table:style-name="ce1"/>
          <table:table-cell office:value-type="string" table:style-name="ce1">
            <text:p>darksouls-shutdown-2022</text:p>
          </table:table-cell>
          <table:table-cell office:value-type="string" table:style-name="ce1">
            <text:p>Still Playable</text:p>
          </table:table-cell>
          <table:table-cell table:number-columns-repeated="16373"/>
        </table:table-row>
        <table:table-row table:style-name="ro1">
          <table:table-cell office:value-type="string" table:style-name="ce1">
            <text:p>Dark Souls III</text:p>
          </table:table-cell>
          <table:table-cell office:value-type="string" table:style-name="ce1">
            <text:p>Namco Bandai</text:p>
          </table:table-cell>
          <table:table-cell office:value-type="string" table:style-name="ce1">
            <text:p>Action RPG</text:p>
          </table:table-cell>
          <table:table-cell office:value-type="string" table:style-name="ce1">
            <text:p>PC, PS4, XBO</text:p>
          </table:table-cell>
          <table:table-cell office:value-type="string" table:style-name="ce1">
            <text:p>Paid, DLC</text:p>
          </table:table-cell>
          <table:table-cell office:value-type="date" office:date-value="2016-04-12T00:00:00" table:style-name="ce2">
            <text:p>2016-04-12</text:p>
          </table:table-cell>
          <table:table-cell table:number-columns-repeated="3" table:style-name="ce1"/>
          <table:table-cell office:value-type="string" table:style-name="ce1">
            <text:p>darksouls-shutdown-2022</text:p>
          </table:table-cell>
          <table:table-cell office:value-type="string" table:style-name="ce1">
            <text:p>Still Playable</text:p>
          </table:table-cell>
          <table:table-cell table:number-columns-repeated="16373"/>
        </table:table-row>
        <table:table-row table:style-name="ro1">
          <table:table-cell office:value-type="string" table:style-name="ce5">
            <text:p>Darkfall Unholy War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04-16T00:00:00" table:style-name="ce6">
            <text:p>2013-04-1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arkSpore</text:p>
          </table:table-cell>
          <table:table-cell office:value-type="string" table:style-name="ce1">
            <text:p>EA</text:p>
          </table:table-cell>
          <table:table-cell office:value-type="string" table:style-name="ce1">
            <text:p>Action RPG</text:p>
          </table:table-cell>
          <table:table-cell office:value-type="string" table:style-name="ce1">
            <text:p>PC, Mac</text:p>
          </table:table-cell>
          <table:table-cell office:value-type="string" table:style-name="ce1">
            <text:p>Paid</text:p>
          </table:table-cell>
          <table:table-cell office:value-type="date" office:date-value="2011-04-26T00:00:00" table:style-name="ce2">
            <text:p>2011-04-26</text:p>
          </table:table-cell>
          <table:table-cell office:value-type="date" office:date-value="2016-03-01T00:00:00" table:style-name="ce2">
            <text:p>2016-03-01</text:p>
          </table:table-cell>
          <table:table-cell office:value-type="string" table:style-name="ce1">
            <text:p>unplayable</text:p>
          </table:table-cell>
          <table:table-cell office:value-type="string" table:style-name="ce1">
            <text:p>Resurrection Capsule (unfinished)</text:p>
          </table:table-cell>
          <table:table-cell office:value-type="string" table:style-name="ce1">
            <text:p>ea-ah-2024</text:p>
          </table:table-cell>
          <table:table-cell table:number-columns-repeated="16374" table:style-name="ce1"/>
        </table:table-row>
        <table:table-row table:style-name="ro1">
          <table:table-cell office:value-type="string" table:style-name="ce5">
            <text:p>Darkspore</text:p>
          </table:table-cell>
          <table:table-cell office:value-type="string" table:style-name="ce5">
            <text:p>Electronic_Arts<text:s/></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11-04-26T00:00:00" table:style-name="ce6">
            <text:p>2011-04-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ead Island: Epidemic</text:p>
          </table:table-cell>
          <table:table-cell office:value-type="string" table:style-name="ce5">
            <text:p>Deep_Silver<text:s/></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14-05-01T00:00:00" table:style-name="ce6">
            <text:p>2014-05-0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ead Realm</text:p>
          </table:table-cell>
          <table:table-cell office:value-type="string" table:style-name="ce1">
            <text:p><text:s/>3BLACKDOT</text:p>
          </table:table-cell>
          <table:table-cell table:style-name="ce1"/>
          <table:table-cell office:value-type="string" table:style-name="ce1">
            <text:p>PC</text:p>
          </table:table-cell>
          <table:table-cell table:number-columns-repeated="6" table:style-name="ce1"/>
          <table:table-cell office:value-type="string" table:style-name="ce1">
            <text:p>Dedicated Servers are down, but cracks for older versions still with the cut P2P functionality exist; https://www.youtube.com/watch?v=czk7DEUtAsc</text:p>
          </table:table-cell>
          <table:table-cell table:number-columns-repeated="16373"/>
        </table:table-row>
        <table:table-row table:style-name="ro1">
          <table:table-cell office:value-type="string" table:style-name="ce5">
            <text:p>Deadbreed</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4-14T00:00:00" table:style-name="ce6">
            <text:p>2016-04-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eathgarden: Bloodharvest</text:p>
          </table:table-cell>
          <table:table-cell office:value-type="string" table:style-name="ce1">
            <text:p>Behavior Interactive</text:p>
          </table:table-cell>
          <table:table-cell table:style-name="ce1"/>
          <table:table-cell office:value-type="string" table:style-name="ce1">
            <text:p>PC, PS4, XBO</text:p>
          </table:table-cell>
          <table:table-cell table:number-columns-repeated="6" table:style-name="ce1"/>
          <table:table-cell office:value-type="string" table:style-name="ce1">
            <text:p>Currently, the game has no method for preservation; as of earlier today, Deathgarden: Bloodharvest has been shut down with no known attempts at preserving the ability to play the game or release the source code, as the central server was shut down. While we as players were warned ahead of time (at least several months) the game would be shut down August 12th, no refund was given to players who purchased the game, and despite Behavior Interactive stating the game has been shuttered due to a low playerbase, the game has not had the multiplayer components reserved by Behavior Interactive released. Upon trying to launch the game today, I found a message from the developers thanking players and giving a goodbye, and upon attempting to at least reach the lobby which has no multiplayer components, the game shut down. This always happens.</text:p>
          </table:table-cell>
          <table:table-cell table:number-columns-repeated="16373"/>
        </table:table-row>
        <table:table-row table:style-name="ro1">
          <table:table-cell office:value-type="string" table:style-name="ce5">
            <text:p>Defianc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04-02T00:00:00" table:style-name="ce6">
            <text:p>2013-04-0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efiance 2050</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7-10T00:00:00" table:style-name="ce6">
            <text:p>2018-07-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emon Souls</text:p>
          </table:table-cell>
          <table:table-cell office:value-type="string" table:style-name="ce1">
            <text:p>Sony Computer Entertainment, Atlus USA, Namco Bandai Games</text:p>
          </table:table-cell>
          <table:table-cell office:value-type="string" table:style-name="ce1">
            <text:p>Action RPG</text:p>
          </table:table-cell>
          <table:table-cell office:value-type="string" table:style-name="ce1">
            <text:p>PS3</text:p>
          </table:table-cell>
          <table:table-cell table:style-name="ce1"/>
          <table:table-cell office:value-type="date" office:date-value="2009-02-05T00:00:00" table:style-name="ce2">
            <text:p>2009-02-05</text:p>
          </table:table-cell>
          <table:table-cell office:value-type="date" office:date-value="2018-02-28T00:00:00" table:style-name="ce2">
            <text:p>2018-02-28</text:p>
          </table:table-cell>
          <table:table-cell table:style-name="ce1"/>
          <table:table-cell office:value-type="string" table:style-name="ce1">
            <text:p>The Archstones</text:p>
          </table:table-cell>
          <table:table-cell table:number-columns-repeated="16375" table:style-name="ce1"/>
        </table:table-row>
        <table:table-row table:style-name="ro1">
          <table:table-cell office:value-type="string" table:style-name="ce1">
            <text:p>Demon's Souls</text:p>
          </table:table-cell>
          <table:table-cell office:value-type="string" table:style-name="ce1">
            <text:p>Namco Bandai</text:p>
          </table:table-cell>
          <table:table-cell table:style-name="ce1"/>
          <table:table-cell office:value-type="string" table:style-name="ce1">
            <text:p>PS3</text:p>
          </table:table-cell>
          <table:table-cell table:number-columns-repeated="16380" table:style-name="ce1"/>
        </table:table-row>
        <table:table-row table:style-name="ro1">
          <table:table-cell office:value-type="string" table:style-name="ce1">
            <text:p>Destiny</text:p>
          </table:table-cell>
          <table:table-cell office:value-type="string" table:style-name="ce1">
            <text:p>Activision</text:p>
          </table:table-cell>
          <table:table-cell table:style-name="ce1"/>
          <table:table-cell office:value-type="string" table:style-name="ce1">
            <text:p>PS4, XBO</text:p>
          </table:table-cell>
          <table:table-cell table:number-columns-repeated="16380" table:style-name="ce1"/>
        </table:table-row>
        <table:table-row table:style-name="ro1">
          <table:table-cell office:value-type="string" table:style-name="ce5">
            <text:p>Deus Ex GO</text:p>
          </table:table-cell>
          <table:table-cell office:value-type="string" table:style-name="ce5">
            <text:p>Square_Enix<text:s/></text:p>
          </table:table-cell>
          <table:table-cell office:value-type="string" table:style-name="ce5">
            <text:p/>
          </table:table-cell>
          <table:table-cell office:value-type="string" table:style-name="ce5">
            <text:p>PC</text:p>
          </table:table-cell>
          <table:table-cell office:value-type="string" table:style-name="ce5">
            <text:p><text:s/>,IGP</text:p>
          </table:table-cell>
          <table:table-cell office:value-type="date" office:date-value="2017-03-09T00:00:00" table:style-name="ce6">
            <text:p>2017-03-0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iablo II</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Multiplayer functional through Hamachi.</text:p>
          </table:table-cell>
          <table:table-cell table:number-columns-repeated="16373"/>
        </table:table-row>
        <table:table-row table:style-name="ro1">
          <table:table-cell office:value-type="string" table:style-name="ce1">
            <text:p>Diablo III</text:p>
          </table:table-cell>
          <table:table-cell office:value-type="string" table:style-name="ce1">
            <text:p>Blizzard</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5">
            <text:p>Disney Hidden Worlds</text:p>
          </table:table-cell>
          <table:table-cell office:value-type="string" table:style-name="ce5">
            <text:p>Disney_Interactive_Studios<text:s/></text:p>
          </table:table-cell>
          <table:table-cell office:value-type="string" table:style-name="ce5">
            <text:p/>
          </table:table-cell>
          <table:table-cell office:value-type="string" table:style-name="ce5">
            <text:p>PC</text:p>
          </table:table-cell>
          <table:table-cell office:value-type="string" table:style-name="ce5">
            <text:p><text:s/>,IGP</text:p>
          </table:table-cell>
          <table:table-cell office:value-type="date" office:date-value="2014-06-19T00:00:00" table:style-name="ce6">
            <text:p>2014-06-1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isney Infinity</text:p>
          </table:table-cell>
          <table:table-cell office:value-type="string" table:style-name="ce1">
            <text:p>Disney Interactive Studios</text:p>
          </table:table-cell>
          <table:table-cell table:style-name="ce1"/>
          <table:table-cell office:value-type="string" table:style-name="ce1">
            <text:p>PC, PS3, 360</text:p>
          </table:table-cell>
          <table:table-cell table:number-columns-repeated="16380" table:style-name="ce1"/>
        </table:table-row>
        <table:table-row table:style-name="ro1">
          <table:table-cell office:value-type="string" table:style-name="ce1">
            <text:p>Dragon Ball Online</text:p>
          </table:table-cell>
          <table:table-cell office:value-type="string" table:style-name="ce1">
            <text:p>Bandai Namco</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10-02-04T00:00:00" table:style-name="ce2">
            <text:p>2010-02-0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DBOUniverse Revelations, DBOGlobal</text:p>
          </table:table-cell>
          <table:table-cell table:style-name="ce1"/>
          <table:table-cell office:value-type="string" table:style-name="ce1">
            <text:p>Being worked and translating the game on by DBOR and DBOG.</text:p>
          </table:table-cell>
          <table:table-cell table:number-columns-repeated="16373"/>
        </table:table-row>
        <table:table-row table:style-name="ro1">
          <table:table-cell office:value-type="string" table:style-name="ce5">
            <text:p>Dragon Quest Rivals Ace</text:p>
          </table:table-cell>
          <table:table-cell office:value-type="string" table:style-name="ce5">
            <text:p>Square_Enix<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0-06-21T00:00:00" table:style-name="ce6">
            <text:p>2020-06-2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ragonfang - Drahn's Mystery Dungeon</text:p>
          </table:table-cell>
          <table:table-cell office:value-type="string" table:style-name="ce5">
            <text:p>Degica<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ragon's Dogma Online</text:p>
          </table:table-cell>
          <table:table-cell office:value-type="string" table:style-name="ce5">
            <text:p/>
          </table:table-cell>
          <table:table-cell office:value-type="string" table:style-name="ce5">
            <text:p>MMORPG<text:s/></text:p>
          </table:table-cell>
          <table:table-cell office:value-type="string" table:style-name="ce5">
            <text:p>PC</text:p>
          </table:table-cell>
          <table:table-cell office:value-type="string" table:style-name="ce5">
            <text:p><text:s/></text:p>
          </table:table-cell>
          <table:table-cell office:value-type="date" office:date-value="2015-08-31T00:00:00" table:style-name="ce6">
            <text:p>2015-08-3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readnought</text:p>
          </table:table-cell>
          <table:table-cell office:value-type="string" table:style-name="ce5">
            <text:p>Grey_Box<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10-14T00:00:00" table:style-name="ce6">
            <text:p>2018-10-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Drift City</text:p>
          </table:table-cell>
          <table:table-cell office:value-type="string" table:style-name="ce1">
            <text:p>Npluto</text:p>
          </table:table-cell>
          <table:table-cell office:value-type="string" table:style-name="ce1">
            <text:p>Racing</text:p>
          </table:table-cell>
          <table:table-cell office:value-type="string" table:style-name="ce1">
            <text:p>iOS, Android, PC</text:p>
          </table:table-cell>
          <table:table-cell office:value-type="string" table:style-name="ce1">
            <text:p>F2P, IGP</text:p>
          </table:table-cell>
          <table:table-cell office:value-type="date" office:date-value="2007-08-01T00:00:00" table:style-name="ce2">
            <text:p>2007-08-01</text:p>
          </table:table-cell>
          <table:table-cell office:value-type="date" office:date-value="2021-04-02T00:00:00" table:style-name="ce2">
            <text:p>2021-04-02</text:p>
          </table:table-cell>
          <table:table-cell table:number-columns-repeated="3" table:style-name="ce1"/>
          <table:table-cell office:value-type="string" table:style-name="ce1">
            <text:p>Only korean region servers still active</text:p>
          </table:table-cell>
          <table:table-cell table:number-columns-repeated="16373"/>
        </table:table-row>
        <table:table-row table:style-name="ro1">
          <table:table-cell office:value-type="string" table:style-name="ce1">
            <text:p>Driver San Francisco</text:p>
          </table:table-cell>
          <table:table-cell office:value-type="string" table:style-name="ce1">
            <text:p>Ubisoft</text:p>
          </table:table-cell>
          <table:table-cell office:value-type="string" table:style-name="ce1">
            <text:p>Driving</text:p>
          </table:table-cell>
          <table:table-cell office:value-type="string" table:style-name="ce1">
            <text:p>PS3, Wii, 360, PC, Mac</text:p>
          </table:table-cell>
          <table:table-cell table:style-name="ce1"/>
          <table:table-cell office:value-type="date" office:date-value="2011-08-30T00:00:00" table:style-name="ce2">
            <text:p>2011-08-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DS &amp; Wii Online</text:p>
          </table:table-cell>
          <table:table-cell office:value-type="string" table:style-name="ce1">
            <text:p>Nintendo</text:p>
          </table:table-cell>
          <table:table-cell office:value-type="string" table:style-name="ce1">
            <text:p>Console Service</text:p>
          </table:table-cell>
          <table:table-cell office:value-type="string" table:style-name="ce1">
            <text:p>DS, Wii</text:p>
          </table:table-cell>
          <table:table-cell table:style-name="ce1"/>
          <table:table-cell table:number-columns-repeated="2" table:style-name="ce2"/>
          <table:table-cell table:style-name="ce1"/>
          <table:table-cell office:value-type="string" table:style-name="ce1">
            <text:p>Wiimmfi</text:p>
          </table:table-cell>
          <table:table-cell table:number-columns-repeated="16375" table:style-name="ce1"/>
        </table:table-row>
        <table:table-row table:style-name="ro1">
          <table:table-cell office:value-type="string" table:style-name="ce5">
            <text:p>Duelyst</text:p>
          </table:table-cell>
          <table:table-cell office:value-type="string" table:style-name="ce5">
            <text:p>Bandai_Namco_Entertainment<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6-08-23T00:00:00" table:style-name="ce6">
            <text:p>2016-08-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warfHeim</text:p>
          </table:table-cell>
          <table:table-cell office:value-type="string" table:style-name="ce5">
            <text:p>Merge_Games<text:s/></text:p>
          </table:table-cell>
          <table:table-cell office:value-type="string" table:style-name="ce5">
            <text:p>RTS<text:s/></text:p>
          </table:table-cell>
          <table:table-cell office:value-type="string" table:style-name="ce5">
            <text:p>PC</text:p>
          </table:table-cell>
          <table:table-cell office:value-type="string" table:style-name="ce5">
            <text:p>Paid<text:s/></text:p>
          </table:table-cell>
          <table:table-cell office:value-type="date" office:date-value="2021-09-27T00:00:00" table:style-name="ce6">
            <text:p>2021-09-2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Dynasty Warriors Online Z</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Subscription ,IGP</text:p>
          </table:table-cell>
          <table:table-cell office:value-type="date" office:date-value="2006-11-01T00:00:00" table:style-name="ce6">
            <text:p>2006-11-0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EA Sports 06</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Earth &amp; Beyond</text:p>
          </table:table-cell>
          <table:table-cell office:value-type="string" table:style-name="ce1">
            <text:p>EA</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2002-09-24T00:00:00" table:style-name="ce2">
            <text:p>2002-09-24</text:p>
          </table:table-cell>
          <table:table-cell office:value-type="date" office:date-value="2004-09-22T00:00:00" table:style-name="ce2">
            <text:p>2004-09-22</text:p>
          </table:table-cell>
          <table:table-cell office:value-type="string" table:style-name="ce1">
            <text:p>Unplayable</text:p>
          </table:table-cell>
          <table:table-cell office:value-type="string" table:style-name="ce1">
            <text:p>Net-7</text:p>
          </table:table-cell>
          <table:table-cell office:value-type="string" table:style-name="ce1">
            <text:p>eandb-shutdown-2004</text:p>
          </table:table-cell>
          <table:table-cell office:value-type="string" table:style-name="ce1">
            <text:p>between 20,000 and 25,000 active accounts</text:p>
          </table:table-cell>
          <table:table-cell table:number-columns-repeated="16373"/>
        </table:table-row>
        <table:table-row table:style-name="ro1">
          <table:table-cell office:value-type="string" table:style-name="ce5">
            <text:p>El Rock de tu Vida</text:p>
          </table:table-cell>
          <table:table-cell office:value-type="string" table:style-name="ce5">
            <text:p>Loaded</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1-08-18T00:00:00" table:style-name="ce6">
            <text:p>2011-08-1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Elite Dangerous: Arena</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2-16T00:00:00" table:style-name="ce6">
            <text:p>2016-02-1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EVE: Valkyrie - Warzon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09-26T00:00:00" table:style-name="ce6">
            <text:p>2017-09-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EverQuest Online Adventures</text:p>
          </table:table-cell>
          <table:table-cell office:value-type="string" table:style-name="ce1">
            <text:p>Sony Online Entertainment</text:p>
          </table:table-cell>
          <table:table-cell office:value-type="string" table:style-name="ce1">
            <text:p>MMORPG</text:p>
          </table:table-cell>
          <table:table-cell office:value-type="string" table:style-name="ce1">
            <text:p>PS2</text:p>
          </table:table-cell>
          <table:table-cell table:style-name="ce1"/>
          <table:table-cell office:value-type="date" office:date-value="2003-02-11T00:00:00" table:style-name="ce2">
            <text:p>2003-02-11</text:p>
          </table:table-cell>
          <table:table-cell office:value-type="date" office:date-value="2012-03-29T00:00:00" table:style-name="ce2">
            <text:p>2012-03-29</text:p>
          </table:table-cell>
          <table:table-cell table:number-columns-repeated="3" table:style-name="ce1"/>
          <table:table-cell office:value-type="string" table:style-name="ce1">
            <text:p>Pre-Alpha, Singleplayer only. Missing most content.</text:p>
          </table:table-cell>
          <table:table-cell table:number-columns-repeated="16373"/>
        </table:table-row>
        <table:table-row table:style-name="ro1">
          <table:table-cell office:value-type="string" table:style-name="ce1">
            <text:p>F1 200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5">
            <text:p>Fable Fortune</text:p>
          </table:table-cell>
          <table:table-cell office:value-type="string" table:style-name="ce5">
            <text:p>Mediatonic<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8-02-22T00:00:00" table:style-name="ce6">
            <text:p>2018-02-2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Far Cry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Far Cry 3<text: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 Singleplayer Playabl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5">
            <text:p>FIFA World</text:p>
          </table:table-cell>
          <table:table-cell office:value-type="string" table:style-name="ce5">
            <text:p>EA_Sports<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3-11-12T00:00:00" table:style-name="ce6">
            <text:p>2013-11-1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Final Comba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1-12-15T00:00:00" table:style-name="ce6">
            <text:p>2011-12-1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Final Fantasy XI</text:p>
          </table:table-cell>
          <table:table-cell office:value-type="string" table:style-name="ce1">
            <text:p>Square Enix</text:p>
          </table:table-cell>
          <table:table-cell table:style-name="ce1"/>
          <table:table-cell office:value-type="string" table:style-name="ce1">
            <text:p>PC, 360, PS2</text:p>
          </table:table-cell>
          <table:table-cell table:number-columns-repeated="6" table:style-name="ce1"/>
          <table:table-cell office:value-type="string" table:style-name="ce1">
            <text:p>PS2 version is dead.</text:p>
          </table:table-cell>
          <table:table-cell table:number-columns-repeated="16373"/>
        </table:table-row>
        <table:table-row table:style-name="ro1">
          <table:table-cell office:value-type="string" table:style-name="ce5">
            <text:p>Final Fantasy XIV Online (2010)</text:p>
          </table:table-cell>
          <table:table-cell office:value-type="string" table:style-name="ce5">
            <text:p/>
          </table:table-cell>
          <table:table-cell office:value-type="string" table:style-name="ce5">
            <text:p>MMORPG<text:s/></text:p>
          </table:table-cell>
          <table:table-cell office:value-type="string" table:style-name="ce5">
            <text:p>PC</text:p>
          </table:table-cell>
          <table:table-cell office:value-type="string" table:style-name="ce5">
            <text:p>Paid<text:s/></text:p>
          </table:table-cell>
          <table:table-cell office:value-type="date" office:date-value="2010-09-30T00:00:00" table:style-name="ce6">
            <text:p>2010-09-3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Firefall</text:p>
          </table:table-cell>
          <table:table-cell office:value-type="string" table:style-name="ce5">
            <text:p>Garena<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7-29T00:00:00" table:style-name="ce6">
            <text:p>2014-07-2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Football Manager 2023 Touch</text:p>
          </table:table-cell>
          <table:table-cell office:value-type="string" table:style-name="ce5">
            <text:p>Sega<text:s/></text:p>
          </table:table-cell>
          <table:table-cell office:value-type="string" table:style-name="ce5">
            <text:p/>
          </table:table-cell>
          <table:table-cell office:value-type="string" table:style-name="ce5">
            <text:p>PC</text:p>
          </table:table-cell>
          <table:table-cell office:value-type="string" table:style-name="ce5">
            <text:p>Subscription_gaming_service ,IGP</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Football Manager Live</text:p>
          </table:table-cell>
          <table:table-cell office:value-type="string" table:style-name="ce5">
            <text:p>Sega<text:s/></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09-01-23T00:00:00" table:style-name="ce6">
            <text:p>2009-01-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Forge</text:p>
          </table:table-cell>
          <table:table-cell office:value-type="string" table:style-name="ce1">
            <text:p>Dark Vale Games</text:p>
          </table:table-cell>
          <table:table-cell table:style-name="ce1"/>
          <table:table-cell office:value-type="string" table:style-name="ce1">
            <text:p>PC</text:p>
          </table:table-cell>
          <table:table-cell table:number-columns-repeated="6" table:style-name="ce1"/>
          <table:table-cell office:value-type="string" table:style-name="ce1">
            <text:p>personal servers are up, developers are supportive</text:p>
          </table:table-cell>
          <table:table-cell table:number-columns-repeated="16373"/>
        </table:table-row>
        <table:table-row table:style-name="ro1">
          <table:table-cell office:value-type="string" table:style-name="ce5">
            <text:p>Forsaken World</text:p>
          </table:table-cell>
          <table:table-cell office:value-type="string" table:style-name="ce5">
            <text:p>Perfect_World_Entertainment<text:s/></text:p>
          </table:table-cell>
          <table:table-cell office:value-type="string" table:style-name="ce5">
            <text:p>MMORPG<text:s/></text:p>
          </table:table-cell>
          <table:table-cell office:value-type="string" table:style-name="ce5">
            <text:p>PC</text:p>
          </table:table-cell>
          <table:table-cell office:value-type="string" table:style-name="ce5">
            <text:p><text:s/></text:p>
          </table:table-cell>
          <table:table-cell office:value-type="date" office:date-value="2011-06-14T00:00:00" table:style-name="ce6">
            <text:p>2011-06-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Forza Street</text:p>
          </table:table-cell>
          <table:table-cell office:value-type="string" table:style-name="ce5">
            <text:p>Microsoft_Studios<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8-05-08T00:00:00" table:style-name="ce6">
            <text:p>2018-05-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Fractured Space</text:p>
            <text:p/>
          </table:table-cell>
          <table:table-cell office:value-type="string" table:style-name="ce1">
            <text:p>Edge Case Games</text:p>
          </table:table-cell>
          <table:table-cell office:value-type="string" table:style-name="ce1">
            <text:p>MOBA</text:p>
          </table:table-cell>
          <table:table-cell office:value-type="string" table:style-name="ce1">
            <text:p>PC</text:p>
          </table:table-cell>
          <table:table-cell table:style-name="ce1"/>
          <table:table-cell office:value-type="date" office:date-value="2014-11-20T00:00:00" table:style-name="ce3">
            <text:p>2014-11-20</text:p>
          </table:table-cell>
          <table:table-cell office:value-type="date" office:date-value="2019-02-28T00:00:00" table:style-name="ce3">
            <text:p>2019-02-28</text:p>
          </table:table-cell>
          <table:table-cell table:style-name="ce1"/>
          <table:table-cell office:value-type="string" table:style-name="ce1">
            <text:p>fractured-bootstrapper</text:p>
          </table:table-cell>
          <table:table-cell table:style-name="ce1"/>
          <table:table-cell office:value-type="string" office:string-value="Community website here." table:formula="of:=HYPERLINK(&quot;https://www.oseven.space/&quot;;&quot;Community website here.&quot;)" table:style-name="ce1">
            <text:p>Community website here.</text:p>
          </table:table-cell>
          <table:table-cell table:number-columns-repeated="16373"/>
        </table:table-row>
        <table:table-row table:style-name="ro1">
          <table:table-cell office:value-type="string" table:style-name="ce1">
            <text:p>Free Realms</text:p>
          </table:table-cell>
          <table:table-cell office:value-type="string" table:style-name="ce1">
            <text:p>Sony Online Entertainment</text:p>
          </table:table-cell>
          <table:table-cell office:value-type="string" table:style-name="ce1">
            <text:p>MMORPG</text:p>
          </table:table-cell>
          <table:table-cell office:value-type="string" table:style-name="ce1">
            <text:p>PC, Mac, PS3</text:p>
          </table:table-cell>
          <table:table-cell table:style-name="ce1"/>
          <table:table-cell office:value-type="date" office:date-value="2009-04-28T00:00:00" table:style-name="ce3">
            <text:p>2009-04-28</text:p>
          </table:table-cell>
          <table:table-cell table:style-name="ce3"/>
          <table:table-cell table:style-name="ce1"/>
          <table:table-cell office:value-type="string" table:style-name="ce4">
            <text:p>Free Realms Sunrise</text:p>
          </table:table-cell>
          <table:table-cell table:style-name="ce1"/>
          <table:table-cell office:value-type="string" table:style-name="ce1">
            <text:p>In closed development</text:p>
          </table:table-cell>
          <table:table-cell table:number-columns-repeated="16373"/>
        </table:table-row>
        <table:table-row table:style-name="ro1">
          <table:table-cell office:value-type="string" table:style-name="ce1">
            <text:p>Friday the 13th: The Game</text:p>
          </table:table-cell>
          <table:table-cell office:value-type="string" table:style-name="ce1">
            <text:p>Gun Media</text:p>
          </table:table-cell>
          <table:table-cell office:value-type="string" table:style-name="ce1">
            <text:p>Survival Horror</text:p>
          </table:table-cell>
          <table:table-cell office:value-type="string" table:style-name="ce1">
            <text:p>PC, PS4, XBO, Switch</text:p>
          </table:table-cell>
          <table:table-cell office:value-type="string" table:style-name="ce1">
            <text:p>Paid, DLC</text:p>
          </table:table-cell>
          <table:table-cell office:value-type="date" office:date-value="2017-05-26T00:00:00" table:style-name="ce3">
            <text:p>2017-05-26</text:p>
          </table:table-cell>
          <table:table-cell office:value-type="date" office:date-value="2020-11-01T00:00:00" table:style-name="ce3">
            <text:p>2020-11-01</text:p>
          </table:table-cell>
          <table:table-cell office:value-type="string" table:style-name="ce1">
            <text:p>P2P Playable</text:p>
          </table:table-cell>
          <table:table-cell table:style-name="ce4"/>
          <table:table-cell office:value-type="string" table:style-name="ce1">
            <text:p>gun-friday-2023</text:p>
          </table:table-cell>
          <table:table-cell office:value-type="string" table:style-name="ce1">
            <text:p>Delisted, but still playable via P2P connectivity</text:p>
          </table:table-cell>
          <table:table-cell table:number-columns-repeated="16373"/>
        </table:table-row>
        <table:table-row table:style-name="ro1">
          <table:table-cell office:value-type="string" table:style-name="ce5">
            <text:p>Front Mission Onlin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05-12-08T00:00:00" table:style-name="ce6">
            <text:p>2005-12-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alactic Junk Leagu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7-07-26T00:00:00" table:style-name="ce6">
            <text:p>2017-07-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ears POP!</text:p>
          </table:table-cell>
          <table:table-cell office:value-type="string" table:style-name="ce5">
            <text:p>Xbox_Game_Studios<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9-08-22T00:00:00" table:style-name="ce6">
            <text:p>2019-08-22</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host in the Shell: Stand Alone Complex - First Assault Online</text:p>
          </table:table-cell>
          <table:table-cell office:value-type="string" table:style-name="ce5">
            <text:p>Nexon<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4">
            <text:p>FA-EMU</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Ghost Recon Phantoms</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Gigantic</text:p>
          </table:table-cell>
          <table:table-cell office:value-type="string" table:style-name="ce5">
            <text:p>Perfect_World_Entertainment<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07-20T00:00:00" table:style-name="ce6">
            <text:p>2017-07-2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Global Operations</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5">
            <text:p>Gloria Victi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23-02-07T00:00:00" table:style-name="ce6">
            <text:p>2023-02-0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undam Evolution</text:p>
          </table:table-cell>
          <table:table-cell office:value-type="string" table:style-name="ce5">
            <text:p/>
          </table:table-cell>
          <table:table-cell office:value-type="string" table:style-name="ce5">
            <text:p>FPS<text:s/></text:p>
          </table:table-cell>
          <table:table-cell office:value-type="string" table:style-name="ce5">
            <text:p>PC</text:p>
          </table:table-cell>
          <table:table-cell office:value-type="string" table:style-name="ce5">
            <text:p>F2P ,IGP</text:p>
          </table:table-cell>
          <table:table-cell office:value-type="date" office:date-value="2022-09-20T00:00:00" table:style-name="ce6">
            <text:p>2022-09-2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uns and Robots</text:p>
          </table:table-cell>
          <table:table-cell office:value-type="string" table:style-name="ce5">
            <text:p>Masthead_Studio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8-04T00:00:00" table:style-name="ce6">
            <text:p>2014-08-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Guns Up!</text:p>
          </table:table-cell>
          <table:table-cell office:value-type="string" table:style-name="ce5">
            <text:p>PlayStation_PC<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2-05T00:00:00" table:style-name="ce6">
            <text:p>2018-02-0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GunZ</text:p>
          </table:table-cell>
          <table:table-cell office:value-type="string" table:style-name="ce1">
            <text:p>MAIET Entertainment</text:p>
          </table:table-cell>
          <table:table-cell table:style-name="ce1"/>
          <table:table-cell office:value-type="string" table:style-name="ce1">
            <text:p>PC</text:p>
          </table:table-cell>
          <table:table-cell table:number-columns-repeated="6" table:style-name="ce1"/>
          <table:table-cell office:value-type="string" table:style-name="ce1">
            <text:p>http://www.top-site-list.com/top100gunz</text:p>
          </table:table-cell>
          <table:table-cell table:number-columns-repeated="16373"/>
        </table:table-row>
        <table:table-row table:style-name="ro1">
          <table:table-cell office:value-type="string" table:style-name="ce1">
            <text:p>Habitat</text:p>
          </table:table-cell>
          <table:table-cell office:value-type="string" table:style-name="ce1">
            <text:p>Quantum Link, Fujitsu</text:p>
          </table:table-cell>
          <table:table-cell office:value-type="string" table:style-name="ce1">
            <text:p>MMORPG</text:p>
          </table:table-cell>
          <table:table-cell office:value-type="string" table:style-name="ce1">
            <text:p>Commodore 64</text:p>
          </table:table-cell>
          <table:table-cell table:style-name="ce1"/>
          <table:table-cell table:number-columns-repeated="2" table:style-name="ce3"/>
          <table:table-cell table:style-name="ce1"/>
          <table:table-cell office:value-type="string" table:style-name="ce4">
            <text:p>Neohabitat</text:p>
          </table:table-cell>
          <table:table-cell table:number-columns-repeated="16375" table:style-name="ce1"/>
        </table:table-row>
        <table:table-row table:style-name="ro1">
          <table:table-cell office:value-type="string" table:style-name="ce5">
            <text:p>Hand of the God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8-02-20T00:00:00" table:style-name="ce6">
            <text:p>2018-02-2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Happy War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5-28T00:00:00" table:style-name="ce6">
            <text:p>2014-05-2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Hearthstone: Heroes of Warcraft</text:p>
          </table:table-cell>
          <table:table-cell office:value-type="string" table:style-name="ce1">
            <text:p>Blizzard</text:p>
          </table:table-cell>
          <table:table-cell table:style-name="ce1"/>
          <table:table-cell office:value-type="string" table:style-name="ce1">
            <text:p>PC, iOS, Android</text:p>
          </table:table-cell>
          <table:table-cell table:number-columns-repeated="16380" table:style-name="ce1"/>
        </table:table-row>
        <table:table-row table:style-name="ro1">
          <table:table-cell office:value-type="string" table:style-name="ce5">
            <text:p>Hero Academy</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2-08-10T00:00:00" table:style-name="ce6">
            <text:p>2012-08-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Heroes of Newerth</text:p>
          </table:table-cell>
          <table:table-cell office:value-type="string" table:style-name="ce1">
            <text:p>Frostburn Studios</text:p>
          </table:table-cell>
          <table:table-cell office:value-type="string" table:style-name="ce1">
            <text:p>MOBA</text:p>
          </table:table-cell>
          <table:table-cell office:value-type="string" table:style-name="ce1">
            <text:p>PC</text:p>
          </table:table-cell>
          <table:table-cell table:style-name="ce1"/>
          <table:table-cell office:value-type="date" office:date-value="2010-05-12T00:00:00" table:style-name="ce3">
            <text:p>2010-05-12</text:p>
          </table:table-cell>
          <table:table-cell office:value-type="date" office:date-value="2022-06-20T00:00:00" table:style-name="ce3">
            <text:p>2022-06-20</text:p>
          </table:table-cell>
          <table:table-cell table:style-name="ce1"/>
          <table:table-cell office:value-type="string" table:style-name="ce4">
            <text:p>Project Kongor</text:p>
          </table:table-cell>
          <table:table-cell table:number-columns-repeated="16375" table:style-name="ce1"/>
        </table:table-row>
        <table:table-row table:style-name="ro1">
          <table:table-cell office:value-type="string" table:style-name="ce1">
            <text:p>High Noon 2</text:p>
          </table:table-cell>
          <table:table-cell office:value-type="string" table:style-name="ce1">
            <text:p>Happylatte</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Hoverboard ASDF</text:p>
          </table:table-cell>
          <table:table-cell office:value-type="string" table:style-name="ce1">
            <text:p>Game &amp; Game</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HumanKind: The Awakening</text:p>
          </table:table-cell>
          <table:table-cell office:value-type="string" table:style-name="ce5">
            <text:p>Dark_Polygon<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7-09-21T00:00:00" table:style-name="ce6">
            <text:p>2017-09-2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Hyper Scape</text:p>
          </table:table-cell>
          <table:table-cell office:value-type="string" table:style-name="ce5">
            <text:p>Ubisoft<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0-08-11T00:00:00" table:style-name="ce6">
            <text:p>2020-08-1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I Support Breast Cancer Research</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9-03-15T00:00:00" table:style-name="ce6">
            <text:p>2019-03-1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Infantry</text:p>
          </table:table-cell>
          <table:table-cell office:value-type="string" table:style-name="ce1">
            <text:p>Sony Online Entertainment</text:p>
          </table:table-cell>
          <table:table-cell office:value-type="string" table:style-name="ce1">
            <text:p>MMO</text:p>
            <text:p>Isometric Shooter</text:p>
          </table:table-cell>
          <table:table-cell office:value-type="string" table:style-name="ce1">
            <text:p>PC</text:p>
          </table:table-cell>
          <table:table-cell table:style-name="ce1"/>
          <table:table-cell table:style-name="ce3"/>
          <table:table-cell office:value-type="date" office:date-value="2012-03-01T00:00:00" table:style-name="ce3">
            <text:p>2012-03-01</text:p>
          </table:table-cell>
          <table:table-cell table:style-name="ce1"/>
          <table:table-cell office:value-type="string" table:style-name="ce4">
            <text:p>Free Infantry</text:p>
          </table:table-cell>
          <table:table-cell table:number-columns-repeated="16375" table:style-name="ce1"/>
        </table:table-row>
        <table:table-row table:style-name="ro1">
          <table:table-cell office:value-type="string" table:style-name="ce5">
            <text:p>Infestation World</text:p>
          </table:table-cell>
          <table:table-cell office:value-type="string" table:style-name="ce5">
            <text:p>Electronics_Extreme</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Infestation: Survivor Stories Classic</text:p>
          </table:table-cell>
          <table:table-cell office:value-type="string" table:style-name="ce5">
            <text:p>OP_Production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2-12-17T00:00:00" table:style-name="ce6">
            <text:p>2012-12-1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Infinity Wars: Animated Trading Card Game</text:p>
          </table:table-cell>
          <table:table-cell office:value-type="string" table:style-name="ce5">
            <text:p>Lightmare_Studio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9-05T00:00:00" table:style-name="ce6">
            <text:p>2014-09-0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Insidia</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Jagged Alliance Online</text:p>
          </table:table-cell>
          <table:table-cell office:value-type="string" table:style-name="ce5">
            <text:p/>
          </table:table-cell>
          <table:table-cell office:value-type="string" table:style-name="ce5">
            <text:p>Tactical_RPG<text:s/></text:p>
          </table:table-cell>
          <table:table-cell office:value-type="string" table:style-name="ce5">
            <text:p>PC</text:p>
          </table:table-cell>
          <table:table-cell office:value-type="string" table:style-name="ce5">
            <text:p>F2P ,IGP</text:p>
          </table:table-cell>
          <table:table-cell office:value-type="date" office:date-value="2013-06-05T00:00:00" table:style-name="ce6">
            <text:p>2013-06-0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James Bond 007: Nightfire</text:p>
          </table:table-cell>
          <table:table-cell office:value-type="string" table:style-name="ce1">
            <text:p>EA Games</text:p>
          </table:table-cell>
          <table:table-cell office:value-type="string" table:style-name="ce1">
            <text:p>FPS</text:p>
          </table:table-cell>
          <table:table-cell office:value-type="string" table:style-name="ce1">
            <text:p>PC</text:p>
          </table:table-cell>
          <table:table-cell table:style-name="ce1"/>
          <table:table-cell office:value-type="date" office:date-value="2002-11-28T00:00:00" table:style-name="ce2">
            <text:p>2002-11-28</text:p>
          </table:table-cell>
          <table:table-cell office:value-type="date" office:date-value="2014-08-01T00:00:00" table:style-name="ce2">
            <text:p>2014-08-01</text:p>
          </table:table-cell>
          <table:table-cell table:style-name="ce1"/>
          <table:table-cell office:value-type="string" table:style-name="ce1">
            <text:p>http://www.nightfirepc.com/</text:p>
          </table:table-cell>
          <table:table-cell office:value-type="string" table:style-name="ce1">
            <text:p>gamespy-ea-2014</text:p>
          </table:table-cell>
          <table:table-cell table:number-columns-repeated="16374" table:style-name="ce1"/>
        </table:table-row>
        <table:table-row table:style-name="ro1">
          <table:table-cell office:value-type="string" table:style-name="ce5">
            <text:p>Just Surviv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King's Bounty: Legi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3-12-10T00:00:00" table:style-name="ce6">
            <text:p>2013-12-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Landmark</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6-10T00:00:00" table:style-name="ce6">
            <text:p>2016-06-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LawBreakers</text:p>
          </table:table-cell>
          <table:table-cell office:value-type="string" table:style-name="ce5">
            <text:p>Nexon<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08-08T00:00:00" table:style-name="ce6">
            <text:p>2017-08-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Lazaru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Lego Universe</text:p>
          </table:table-cell>
          <table:table-cell office:value-type="string" table:style-name="ce1">
            <text:p>The Lego Group</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10-10-26T00:00:00" table:style-name="ce3">
            <text:p>2010-10-26</text:p>
          </table:table-cell>
          <table:table-cell office:value-type="date" office:date-value="2012-01-30T00:00:00" table:style-name="ce3">
            <text:p>2012-01-30</text:p>
          </table:table-cell>
          <table:table-cell table:style-name="ce1"/>
          <table:table-cell office:value-type="string" table:style-name="ce1">
            <text:p>lusprojects.github.io</text:p>
          </table:table-cell>
          <table:table-cell table:style-name="ce1"/>
          <table:table-cell office:value-type="string" table:style-name="ce1">
            <text:p>Various projects, all of them in early development</text:p>
          </table:table-cell>
          <table:table-cell table:number-columns-repeated="16373"/>
        </table:table-row>
        <table:table-row table:style-name="ro1">
          <table:table-cell office:value-type="string" table:style-name="ce1">
            <text:p>Lineage II</text:p>
          </table:table-cell>
          <table:table-cell office:value-type="string" table:style-name="ce1">
            <text:p>NCSOFT</text:p>
          </table:table-cell>
          <table:table-cell table:style-name="ce1"/>
          <table:table-cell office:value-type="string" table:style-name="ce1">
            <text:p>PC</text:p>
          </table:table-cell>
          <table:table-cell table:number-columns-repeated="6" table:style-name="ce1"/>
          <table:table-cell office:value-type="string" table:style-name="ce1">
            <text:p>http://www.top100arena.com/lineage2/</text:p>
          </table:table-cell>
          <table:table-cell table:number-columns-repeated="16373"/>
        </table:table-row>
        <table:table-row table:style-name="ro1">
          <table:table-cell office:value-type="string" table:style-name="ce1">
            <text:p>Loadout</text:p>
          </table:table-cell>
          <table:table-cell office:value-type="string" table:style-name="ce1">
            <text:p>Edge of Reality</text:p>
          </table:table-cell>
          <table:table-cell office:value-type="string" table:style-name="ce1">
            <text:p>Online Third-person Shooter</text:p>
          </table:table-cell>
          <table:table-cell office:value-type="string" table:style-name="ce1">
            <text:p>PC, PS4</text:p>
          </table:table-cell>
          <table:table-cell table:style-name="ce1"/>
          <table:table-cell office:value-type="date" office:date-value="2014-01-31T00:00:00" table:style-name="ce3">
            <text:p>2014-01-31</text:p>
          </table:table-cell>
          <table:table-cell office:value-type="date" office:date-value="2020-09-26T00:00:00" table:style-name="ce3">
            <text:p>2020-09-26</text:p>
          </table:table-cell>
          <table:table-cell office:value-type="string" table:style-name="ce5">
            <text:p>Unplayable</text:p>
          </table:table-cell>
          <table:table-cell office:value-type="string" table:style-name="ce4">
            <text:p>Loadout Reloaded</text:p>
          </table:table-cell>
          <table:table-cell table:style-name="ce1"/>
          <table:table-cell office:value-type="string" table:style-name="ce1">
            <text:p>Singleplayer offline features only, no multiplayer yet.</text:p>
          </table:table-cell>
          <table:table-cell table:number-columns-repeated="16373"/>
        </table:table-row>
        <table:table-row table:style-name="ro1">
          <table:table-cell office:value-type="string" table:style-name="ce1">
            <text:p>Lord of the Rings, The: The Battle for Middle-Earth</text:p>
          </table:table-cell>
          <table:table-cell office:value-type="string" table:style-name="ce1">
            <text:p>EA Games</text:p>
          </table:table-cell>
          <table:table-cell office:value-type="string" table:style-name="ce1">
            <text:p>RTS</text:p>
          </table:table-cell>
          <table:table-cell office:value-type="string" table:style-name="ce1">
            <text:p>PC</text:p>
          </table:table-cell>
          <table:table-cell table:style-name="ce1"/>
          <table:table-cell office:value-type="date" office:date-value="2004-12-06T00:00:00" table:style-name="ce2">
            <text:p>2004-12-06</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ord of the Rings, The: The Battle for Middle-Earth II</text:p>
          </table:table-cell>
          <table:table-cell office:value-type="string" table:style-name="ce1">
            <text:p>Electronic Arts</text:p>
          </table:table-cell>
          <table:table-cell office:value-type="string" table:style-name="ce1">
            <text:p>RTS</text:p>
          </table:table-cell>
          <table:table-cell office:value-type="string" table:style-name="ce1">
            <text:p>PC</text:p>
          </table:table-cell>
          <table:table-cell table:style-name="ce1"/>
          <table:table-cell office:value-type="date" office:date-value="2006-02-28T00:00:00" table:style-name="ce2">
            <text:p>2006-02-28</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unia</text:p>
          </table:table-cell>
          <table:table-cell table:style-name="ce1"/>
          <table:table-cell office:value-type="string" table:style-name="ce1">
            <text:p>MMORPG</text:p>
          </table:table-cell>
          <table:table-cell table:number-columns-repeated="2" table:style-name="ce1"/>
          <table:table-cell table:number-columns-repeated="2" table:style-name="ce3"/>
          <table:table-cell table:style-name="ce1"/>
          <table:table-cell office:value-type="string" table:style-name="ce4">
            <text:p>Lunia Reborn</text:p>
          </table:table-cell>
          <table:table-cell table:number-columns-repeated="16375" table:style-name="ce1"/>
        </table:table-row>
        <table:table-row table:style-name="ro1">
          <table:table-cell office:value-type="string" table:style-name="ce5">
            <text:p>Magic: Legends</text:p>
          </table:table-cell>
          <table:table-cell office:value-type="string" table:style-name="ce5">
            <text:p>Perfect_World_Entertainment<text:s/></text:p>
          </table:table-cell>
          <table:table-cell office:value-type="string" table:style-name="ce5">
            <text:p>ARPG<text:s/></text:p>
          </table:table-cell>
          <table:table-cell office:value-type="string" table:style-name="ce5">
            <text:p>PC</text:p>
          </table:table-cell>
          <table:table-cell office:value-type="string" table:style-name="ce5">
            <text:p>F2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agicka: Wizard Wars</text:p>
          </table:table-cell>
          <table:table-cell office:value-type="string" table:style-name="ce1">
            <text:p>Paradox Interactive</text:p>
          </table:table-cell>
          <table:table-cell office:value-type="string" table:style-name="ce1">
            <text:p>Action PvP</text:p>
          </table:table-cell>
          <table:table-cell office:value-type="string" table:style-name="ce1">
            <text:p>PC</text:p>
          </table:table-cell>
          <table:table-cell table:style-name="ce1"/>
          <table:table-cell office:value-type="date" office:date-value="2014-05-27T00:00:00" table:style-name="ce3">
            <text:p>2014-05-27</text:p>
          </table:table-cell>
          <table:table-cell office:value-type="date" office:date-value="2016-06-21T00:00:00" table:style-name="ce3">
            <text:p>2016-06-21</text:p>
          </table:table-cell>
          <table:table-cell office:value-type="string" table:style-name="ce5">
            <text:p>Unplayable</text:p>
          </table:table-cell>
          <table:table-cell office:value-type="string" table:style-name="ce4">
            <text:p>Wizard Wars Reborn</text:p>
          </table:table-cell>
          <table:table-cell table:style-name="ce1"/>
          <table:table-cell office:value-type="string" table:style-name="ce5">
            <text:p>Imported from PCGW</text:p>
          </table:table-cell>
          <table:table-cell table:number-columns-repeated="16373"/>
        </table:table-row>
        <table:table-row table:style-name="ro1">
          <table:table-cell office:value-type="string" table:style-name="ce1">
            <text:p>MapleStory</text:p>
          </table:table-cell>
          <table:table-cell office:value-type="string" table:style-name="ce1">
            <text:p>Nexon</text:p>
          </table:table-cell>
          <table:table-cell table:style-name="ce1"/>
          <table:table-cell office:value-type="string" table:style-name="ce1">
            <text:p>PC</text:p>
          </table:table-cell>
          <table:table-cell table:number-columns-repeated="6" table:style-name="ce1"/>
          <table:table-cell office:value-type="string" table:style-name="ce1">
            <text:p>http://www.gtop100.com/topsites/MapleStory</text:p>
          </table:table-cell>
          <table:table-cell table:number-columns-repeated="16373"/>
        </table:table-row>
        <table:table-row table:style-name="ro1">
          <table:table-cell office:value-type="string" table:style-name="ce5">
            <text:p>Marvel Heroe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06-04T00:00:00" table:style-name="ce6">
            <text:p>2013-06-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Marvel Powers United VR</text:p>
          </table:table-cell>
          <table:table-cell office:value-type="string" table:style-name="ce5">
            <text:p>Oculus_Studio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7-26T00:00:00" table:style-name="ce6">
            <text:p>2018-07-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arvel: Ultimate Alliance</text:p>
          </table:table-cell>
          <table:table-cell office:value-type="string" table:style-name="ce1">
            <text:p>Activision</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Master of Orion III</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Medal of Honor: Allied Assault</text:p>
          </table:table-cell>
          <table:table-cell office:value-type="string" table:style-name="ce1">
            <text:p>Electronic Arts</text:p>
          </table:table-cell>
          <table:table-cell office:value-type="string" table:style-name="ce1">
            <text:p>FPS</text:p>
          </table:table-cell>
          <table:table-cell office:value-type="string" table:style-name="ce1">
            <text:p>PC, Mac, Linux</text:p>
          </table:table-cell>
          <table:table-cell table:style-name="ce1"/>
          <table:table-cell office:value-type="date" office:date-value="2002-01-22T00:00:00" table:style-name="ce2">
            <text:p>2002-01-22</text:p>
          </table:table-cell>
          <table:table-cell office:value-type="date" office:date-value="2014-08-01T00:00:00" table:style-name="ce2">
            <text:p>2014-08-01</text:p>
          </table:table-cell>
          <table:table-cell table:style-name="ce1"/>
          <table:table-cell office:value-type="string" table:style-name="ce1">
            <text:p>Medal of Honor Reborn MasterServ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5">
            <text:p>Men of War II: Arena</text:p>
          </table:table-cell>
          <table:table-cell office:value-type="string" table:style-name="ce5">
            <text:p>Best_Way_Soft<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etal Gear Online (MGS 3)</text:p>
          </table:table-cell>
          <table:table-cell office:value-type="string" table:style-name="ce1">
            <text:p>Konami</text:p>
          </table:table-cell>
          <table:table-cell table:style-name="ce1"/>
          <table:table-cell office:value-type="string" table:style-name="ce1">
            <text:p>PS2</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Online 2 (MGS 4)</text:p>
          </table:table-cell>
          <table:table-cell office:value-type="string" table:style-name="ce1">
            <text:p>Konami</text:p>
          </table:table-cell>
          <table:table-cell table:style-name="ce1"/>
          <table:table-cell office:value-type="string" table:style-name="ce1">
            <text:p>PS3</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Solid V + Metal Gear Online 3</text:p>
          </table:table-cell>
          <table:table-cell office:value-type="string" table:style-name="ce1">
            <text:p>Konami</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5">
            <text:p>Microsoft Bingo</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12-23T00:00:00" table:style-name="ce6">
            <text:p>2013-12-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Might<text:s/></text:p>
          </table:table-cell>
          <table:table-cell office:value-type="string" table:style-name="ce5">
            <text:p>Ubisoft<text:s/></text:p>
          </table:table-cell>
          <table:table-cell office:value-type="string" table:style-name="ce5">
            <text:p>TBS<text:s/></text:p>
          </table:table-cell>
          <table:table-cell office:value-type="string" table:style-name="ce5">
            <text:p>PC</text:p>
          </table:table-cell>
          <table:table-cell office:value-type="string" table:style-name="ce5">
            <text:p>F2P<text:s/></text:p>
          </table:table-cell>
          <table:table-cell office:value-type="date" office:date-value="2015-11-24T00:00:00" table:style-name="ce6">
            <text:p>2015-11-2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ight &amp; Magic - Clash of Heroe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ght &amp; Magic X - Legacy</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nimum</text:p>
          </table:table-cell>
          <table:table-cell office:value-type="string" table:style-name="ce1">
            <text:p>Atari</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Mirage: Arcane Warfar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05-23T00:00:00" table:style-name="ce6">
            <text:p>2017-05-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Mobius Final Fantasy</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7-02-06T00:00:00" table:style-name="ce6">
            <text:p>2017-02-0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odular Combat</text:p>
          </table:table-cell>
          <table:table-cell office:value-type="string" table:style-name="ce1">
            <text:p>Steam Greenlight</text:p>
          </table:table-cell>
          <table:table-cell table:style-name="ce1"/>
          <table:table-cell office:value-type="string" table:style-name="ce1">
            <text:p>PC</text:p>
          </table:table-cell>
          <table:table-cell table:number-columns-repeated="6" table:style-name="ce1"/>
          <table:table-cell office:value-type="string" table:style-name="ce1">
            <text:p>All official servers on steam are down the only two servers are on the official website, some players still play it. (judging by the post on the community page.)</text:p>
          </table:table-cell>
          <table:table-cell table:number-columns-repeated="16373"/>
        </table:table-row>
        <table:table-row table:style-name="ro1">
          <table:table-cell office:value-type="string" table:style-name="ce5">
            <text:p>Moirai</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3-11-26T00:00:00" table:style-name="ce6">
            <text:p>2013-11-2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MU Online</text:p>
          </table:table-cell>
          <table:table-cell office:value-type="string" table:style-name="ce1">
            <text:p>Webzen</text:p>
          </table:table-cell>
          <table:table-cell table:style-name="ce1"/>
          <table:table-cell office:value-type="string" table:style-name="ce1">
            <text:p>PC</text:p>
          </table:table-cell>
          <table:table-cell table:number-columns-repeated="6" table:style-name="ce1"/>
          <table:table-cell office:value-type="string" table:style-name="ce1">
            <text:p>http://www.xtremetop100.com/mu-online</text:p>
          </table:table-cell>
          <table:table-cell table:number-columns-repeated="16373"/>
        </table:table-row>
        <table:table-row table:style-name="ro1">
          <table:table-cell office:value-type="string" table:style-name="ce1">
            <text:p>NASCAR Sim Racing</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3</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4</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2015)</text:p>
          </table:table-cell>
          <table:table-cell office:value-type="string" table:style-name="ce1">
            <text:p>EA</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Need for Speed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Need for Speed: Hot Pursuit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World</text:p>
            <text:p/>
          </table:table-cell>
          <table:table-cell office:value-type="string" table:style-name="ce1">
            <text:p>Electronic Arts</text:p>
          </table:table-cell>
          <table:table-cell office:value-type="string" table:style-name="ce1">
            <text:p>Online Racing</text:p>
          </table:table-cell>
          <table:table-cell office:value-type="string" table:style-name="ce1">
            <text:p>PC</text:p>
          </table:table-cell>
          <table:table-cell table:style-name="ce1"/>
          <table:table-cell office:value-type="date" office:date-value="2010-07-20T00:00:00" table:style-name="ce3">
            <text:p>2010-07-20</text:p>
          </table:table-cell>
          <table:table-cell office:value-type="date" office:date-value="2015-07-14T00:00:00" table:style-name="ce3">
            <text:p>2015-07-14</text:p>
          </table:table-cell>
          <table:table-cell table:style-name="ce1"/>
          <table:table-cell office:value-type="string" table:style-name="ce1">
            <text:p>Soapbox Race World</text:p>
          </table:table-cell>
          <table:table-cell table:number-columns-repeated="16375" table:style-name="ce1"/>
        </table:table-row>
        <table:table-row table:style-name="ro1">
          <table:table-cell office:value-type="string" table:style-name="ce1">
            <text:p>Neocron</text:p>
          </table:table-cell>
          <table:table-cell office:value-type="string" table:style-name="ce1">
            <text:p><text:s/>CDV Software</text:p>
          </table:table-cell>
          <table:table-cell office:value-type="string" table:style-name="ce1">
            <text:p>MMORPG</text:p>
          </table:table-cell>
          <table:table-cell office:value-type="string" table:style-name="ce1">
            <text:p>PC</text:p>
          </table:table-cell>
          <table:table-cell table:style-name="ce1"/>
          <table:table-cell office:value-type="date" office:date-value="2002-09-09T00:00:00" table:style-name="ce3">
            <text:p>2002-09-09</text:p>
          </table:table-cell>
          <table:table-cell table:style-name="ce3"/>
          <table:table-cell table:style-name="ce1"/>
          <table:table-cell office:value-type="string" table:style-name="ce4">
            <text:p>Neocron Evolution</text:p>
          </table:table-cell>
          <table:table-cell table:number-columns-repeated="16375" table:style-name="ce1"/>
        </table:table-row>
        <table:table-row table:style-name="ro1">
          <table:table-cell office:value-type="string" table:style-name="ce1">
            <text:p>Neverwinter Nights</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verwinter Nights 2</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osgoth</text:p>
          </table:table-cell>
          <table:table-cell office:value-type="string" table:style-name="ce1">
            <text:p>Square Eni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Nosgoth</text:p>
          </table:table-cell>
          <table:table-cell office:value-type="string" table:style-name="ce5">
            <text:p>Square_Enix<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Office Space: Idle Profits</text:p>
          </table:table-cell>
          <table:table-cell office:value-type="string" table:style-name="ce5">
            <text:p>Kongregate<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7-10-18T00:00:00" table:style-name="ce6">
            <text:p>2017-10-1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Order of War: Challeng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0-03-11T00:00:00" table:style-name="ce6">
            <text:p>2010-03-1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Otherland</text:p>
          </table:table-cell>
          <table:table-cell office:value-type="string" table:style-name="ce5">
            <text:p>Otherland_co-production</text:p>
          </table:table-cell>
          <table:table-cell office:value-type="string" table:style-name="ce5">
            <text:p>MMORPG<text:s/></text:p>
          </table:table-cell>
          <table:table-cell office:value-type="string" table:style-name="ce5">
            <text:p>PC</text:p>
          </table:table-cell>
          <table:table-cell office:value-type="string" table:style-name="ce5">
            <text:p><text:s/></text:p>
          </table:table-cell>
          <table:table-cell office:value-type="date" office:date-value="2015-09-10T00:00:00" table:style-name="ce6">
            <text:p>2015-09-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Overwatch</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Paid ,IGP</text:p>
          </table:table-cell>
          <table:table-cell office:value-type="date" office:date-value="2016-05-24T00:00:00" table:style-name="ce6">
            <text:p>2016-05-2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Paragon: The Overprime</text:p>
          </table:table-cell>
          <table:table-cell office:value-type="string" table:style-name="ce5">
            <text:p>Netmarble<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2-12-08T00:00:00" table:style-name="ce6">
            <text:p>2022-12-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Perpetuum</text:p>
          </table:table-cell>
          <table:table-cell table:style-name="ce1"/>
          <table:table-cell office:value-type="string" table:style-name="ce1">
            <text:p>Vehicular Combat MMORPG</text:p>
          </table:table-cell>
          <table:table-cell office:value-type="string" table:style-name="ce1">
            <text:p>PC</text:p>
          </table:table-cell>
          <table:table-cell table:style-name="ce1"/>
          <table:table-cell office:value-type="date" office:date-value="2010-11-25T00:00:00" table:style-name="ce3">
            <text:p>2010-11-25</text:p>
          </table:table-cell>
          <table:table-cell office:value-type="date" office:date-value="2010-01-25T00:00:00" table:style-name="ce3">
            <text:p>2010-01-25</text:p>
          </table:table-cell>
          <table:table-cell table:style-name="ce1"/>
          <table:table-cell office:value-type="string" table:style-name="ce4">
            <text:p>Open Perpetuum</text:p>
          </table:table-cell>
          <table:table-cell table:number-columns-repeated="16375" table:style-name="ce1"/>
        </table:table-row>
        <table:table-row table:style-name="ro1">
          <table:table-cell office:value-type="string" table:style-name="ce5">
            <text:p>Phantomer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Pirates of the Caribbean Online</text:p>
          </table:table-cell>
          <table:table-cell office:value-type="string" table:style-name="ce1">
            <text:p>Disney Online</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7-10-21T00:00:00" table:style-name="ce3">
            <text:p>2007-10-21</text:p>
          </table:table-cell>
          <table:table-cell office:value-type="date" office:date-value="2013-09-19T00:00:00" table:style-name="ce3">
            <text:p>2013-09-19</text:p>
          </table:table-cell>
          <table:table-cell table:style-name="ce1"/>
          <table:table-cell office:value-type="string" table:style-name="ce1">
            <text:p>The Legend of Pirates Online</text:p>
          </table:table-cell>
          <table:table-cell table:number-columns-repeated="16375" table:style-name="ce1"/>
        </table:table-row>
        <table:table-row table:style-name="ro1">
          <table:table-cell office:value-type="string" table:style-name="ce1">
            <text:p>Pixie Hollow</text:p>
          </table:table-cell>
          <table:table-cell office:value-type="string" table:style-name="ce1">
            <text:p>Disney Interactive Studio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20T00:00:00" table:style-name="ce3">
            <text:p>2008-09-20</text:p>
          </table:table-cell>
          <table:table-cell office:value-type="date" office:date-value="2013-09-19T00:00:00" table:style-name="ce3">
            <text:p>2013-09-19</text:p>
          </table:table-cell>
          <table:table-cell table:style-name="ce1"/>
          <table:table-cell office:value-type="string" table:style-name="ce4">
            <text:p>We The Pixies</text:p>
          </table:table-cell>
          <table:table-cell table:number-columns-repeated="16375" table:style-name="ce1"/>
        </table:table-row>
        <table:table-row table:style-name="ro1">
          <table:table-cell office:value-type="string" table:style-name="ce5">
            <text:p>PlanetSide Arena</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Pokémon Trading Card Game Online</text:p>
          </table:table-cell>
          <table:table-cell office:value-type="string" table:style-name="ce5">
            <text:p>The_Pok%C3%A9mon_Company_International<text: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Prince of Persia: Forgotten Sand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Prince of Persia: The Forgotten Sa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Project Spark</text:p>
          </table:table-cell>
          <table:table-cell office:value-type="string" table:style-name="ce1">
            <text:p>Micro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Radical Height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Rayman Lege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Features</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5">
            <text:p>Record of Lodoss War Onlin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9-01-15T00:00:00" table:style-name="ce6">
            <text:p>2019-01-1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Redfall</text:p>
          </table:table-cell>
          <table:table-cell office:value-type="string" table:style-name="ce1">
            <text:p>Microsoft</text:p>
          </table:table-cell>
          <table:table-cell office:value-type="string" table:style-name="ce1">
            <text:p>Action</text:p>
          </table:table-cell>
          <table:table-cell office:value-type="string" table:style-name="ce1">
            <text:p>PC, XBX</text:p>
          </table:table-cell>
          <table:table-cell office:value-type="string" table:style-name="ce1">
            <text:p>Paid</text:p>
          </table:table-cell>
          <table:table-cell office:value-type="date" office:date-value="2023-05-02T00:00:00" table:style-name="ce2">
            <text:p>2023-05-02</text:p>
          </table:table-cell>
          <table:table-cell office:value-type="string" table:style-name="ce2">
            <text:p>?</text:p>
          </table:table-cell>
          <table:table-cell table:number-columns-repeated="2" table:style-name="ce1"/>
          <table:table-cell office:value-type="string" table:style-name="ce1">
            <text:p>ms-redfall-2024</text:p>
          </table:table-cell>
          <table:table-cell office:value-type="string" table:style-name="ce1">
            <text:p>Studio closed, but servers "servers will remain online for players to enjoy and we will provide make-good offers to players who purchased the Hero DLC"</text:p>
          </table:table-cell>
          <table:table-cell table:number-columns-repeated="16373"/>
        </table:table-row>
        <table:table-row table:style-name="ro1">
          <table:table-cell office:value-type="string" table:style-name="ce1">
            <text:p>Resident Evil Outbreak</text:p>
          </table:table-cell>
          <table:table-cell office:value-type="string" table:style-name="ce1">
            <text:p>Capcom</text:p>
          </table:table-cell>
          <table:table-cell office:value-type="string" table:style-name="ce1">
            <text:p>Survival Horror</text:p>
          </table:table-cell>
          <table:table-cell office:value-type="string" table:style-name="ce1">
            <text:p>PS2</text:p>
          </table:table-cell>
          <table:table-cell table:style-name="ce1"/>
          <table:table-cell office:value-type="date" office:date-value="2003-12-11T00:00:00" table:style-name="ce2">
            <text:p>2003-12-11</text:p>
          </table:table-cell>
          <table:table-cell office:value-type="date" office:date-value="2011-06-30T00:00:00" table:style-name="ce2">
            <text:p>2011-06-30</text:p>
          </table:table-cell>
          <table:table-cell table:style-name="ce1"/>
          <table:table-cell office:value-type="string" table:style-name="ce1">
            <text:p>obsrv.org</text:p>
          </table:table-cell>
          <table:table-cell table:number-columns-repeated="16375" table:style-name="ce1"/>
        </table:table-row>
        <table:table-row table:style-name="ro1">
          <table:table-cell office:value-type="string" table:style-name="ce5">
            <text:p>Rise of Incarnates</text:p>
          </table:table-cell>
          <table:table-cell office:value-type="string" table:style-name="ce5">
            <text:p>Bandai_Namco_Entertainment<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5-02-03T00:00:00" table:style-name="ce6">
            <text:p>2015-02-0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ocket Arena</text:p>
          </table:table-cell>
          <table:table-cell office:value-type="string" table:style-name="ce5">
            <text:p>Electronic_Arts<text:s/></text:p>
          </table:table-cell>
          <table:table-cell office:value-type="string" table:style-name="ce5">
            <text:p/>
          </table:table-cell>
          <table:table-cell office:value-type="string" table:style-name="ce5">
            <text:p>PC</text:p>
          </table:table-cell>
          <table:table-cell office:value-type="string" table:style-name="ce5">
            <text:p>Paid ,IGP</text:p>
          </table:table-cell>
          <table:table-cell office:value-type="date" office:date-value="2020-07-14T00:00:00" table:style-name="ce6">
            <text:p>2020-07-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ockman X Dive</text:p>
          </table:table-cell>
          <table:table-cell office:value-type="string" table:style-name="ce5">
            <text:p>Capcom<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1-09-15T00:00:00" table:style-name="ce6">
            <text:p>2021-09-1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ockSho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ules of Survival</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1-27T00:00:00" table:style-name="ce6">
            <text:p>2018-01-2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umbleverse</text:p>
          </table:table-cell>
          <table:table-cell office:value-type="string" table:style-name="ce5">
            <text:p>Epic_Games_Publishing<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2-08-11T00:00:00" table:style-name="ce6">
            <text:p>2022-08-1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Runescape 1</text:p>
          </table:table-cell>
          <table:table-cell office:value-type="string" table:style-name="ce1">
            <text:p>Jagex</text:p>
          </table:table-cell>
          <table:table-cell table:style-name="ce1"/>
          <table:table-cell office:value-type="string" table:style-name="ce1">
            <text:p>PC</text:p>
          </table:table-cell>
          <table:table-cell table:number-columns-repeated="6" table:style-name="ce1"/>
          <table:table-cell office:value-type="string" table:style-name="ce1">
            <text:p>Appears as Runescape Oldschool</text:p>
          </table:table-cell>
          <table:table-cell table:number-columns-repeated="16373"/>
        </table:table-row>
        <table:table-row table:style-name="ro1">
          <table:table-cell office:value-type="string" table:style-name="ce1">
            <text:p>Runescape 2</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unescape 3</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RuneScape: Idle Adventure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Rusty Heart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1-05-11T00:00:00" table:style-name="ce6">
            <text:p>2011-05-1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avage: The Battle for Newerth</text:p>
          </table:table-cell>
          <table:table-cell office:value-type="string" table:style-name="ce1">
            <text:p>S2 Games</text:p>
          </table:table-cell>
          <table:table-cell office:value-type="string" table:style-name="ce1">
            <text:p>RTS/FPS</text:p>
          </table:table-cell>
          <table:table-cell office:value-type="string" table:style-name="ce1">
            <text:p>PC, Mac, Linux</text:p>
          </table:table-cell>
          <table:table-cell table:style-name="ce1"/>
          <table:table-cell office:value-type="date" office:date-value="2003-09-09T00:00:00" table:style-name="ce3">
            <text:p>2003-09-09</text:p>
          </table:table-cell>
          <table:table-cell table:style-name="ce3"/>
          <table:table-cell table:style-name="ce1"/>
          <table:table-cell office:value-type="string" table:style-name="ce4">
            <text:p>Savage XR</text:p>
          </table:table-cell>
          <table:table-cell table:style-name="ce1"/>
          <table:table-cell office:value-type="string" table:style-name="ce1">
            <text:p>Original client was open-source since 2007, but Savage XR has been made closed due to cheating concerns.</text:p>
          </table:table-cell>
          <table:table-cell table:number-columns-repeated="16373"/>
        </table:table-row>
        <table:table-row table:style-name="ro1">
          <table:table-cell office:value-type="string" table:style-name="ce5">
            <text:p>Scavengers</text:p>
          </table:table-cell>
          <table:table-cell office:value-type="string" table:style-name="ce5">
            <text:p>Improbable_Worlds_Limited</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chool of Drag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IGP</text:p>
          </table:table-cell>
          <table:table-cell office:value-type="date" office:date-value="2014-12-04T00:00:00" table:style-name="ce6">
            <text:p>2014-12-0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cram</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9-01-08T00:00:00" table:style-name="ce6">
            <text:p>2019-01-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crolls</text:p>
          </table:table-cell>
          <table:table-cell office:value-type="string" table:style-name="ce1">
            <text:p>Mojang</text:p>
          </table:table-cell>
          <table:table-cell table:style-name="ce1"/>
          <table:table-cell office:value-type="string" table:style-name="ce1">
            <text:p>PC, Android</text:p>
          </table:table-cell>
          <table:table-cell table:number-columns-repeated="16380" table:style-name="ce1"/>
        </table:table-row>
        <table:table-row table:style-name="ro1">
          <table:table-cell office:value-type="string" table:style-name="ce1">
            <text:p>Shadowbane</text:p>
          </table:table-cell>
          <table:table-cell office:value-type="string" table:style-name="ce1">
            <text:p>Ubisoft</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3-03-25T00:00:00" table:style-name="ce3">
            <text:p>2003-03-25</text:p>
          </table:table-cell>
          <table:table-cell office:value-type="date" office:date-value="2009-07-01T00:00:00" table:style-name="ce3">
            <text:p>2009-07-01</text:p>
          </table:table-cell>
          <table:table-cell table:style-name="ce1"/>
          <table:table-cell office:value-type="string" table:style-name="ce1">
            <text:p>Shadowbane Emulator</text:p>
          </table:table-cell>
          <table:table-cell table:style-name="ce1"/>
          <table:table-cell office:value-type="string" table:style-name="ce1">
            <text:p>Changyou.com bought the rights to the game in 2012 with plans to re-release the game, but no news since.</text:p>
          </table:table-cell>
          <table:table-cell table:number-columns-repeated="16373"/>
        </table:table-row>
        <table:table-row table:style-name="ro1">
          <table:table-cell office:value-type="string" table:style-name="ce1">
            <text:p>Shadowrun</text:p>
          </table:table-cell>
          <table:table-cell office:value-type="string" table:style-name="ce1">
            <text:p>Microsoft</text:p>
          </table:table-cell>
          <table:table-cell table:style-name="ce1"/>
          <table:table-cell office:value-type="string" table:style-name="ce1">
            <text:p>PC, 360</text:p>
          </table:table-cell>
          <table:table-cell table:number-columns-repeated="16380" table:style-name="ce1"/>
        </table:table-row>
        <table:table-row table:style-name="ro1">
          <table:table-cell office:value-type="string" table:style-name="ce5">
            <text:p>Shadowrun Chronicles - Boston Lockdown</text:p>
          </table:table-cell>
          <table:table-cell office:value-type="string" table:style-name="ce5">
            <text:p>Nordic_Games<text:s/></text:p>
          </table:table-cell>
          <table:table-cell office:value-type="string" table:style-name="ce5">
            <text:p>Tactical_RPG<text:s/></text:p>
          </table:table-cell>
          <table:table-cell office:value-type="string" table:style-name="ce5">
            <text:p>PC</text:p>
          </table:table-cell>
          <table:table-cell office:value-type="string" table:style-name="ce5">
            <text:p>Paid<text:s/></text:p>
          </table:table-cell>
          <table:table-cell office:value-type="date" office:date-value="2015-04-28T00:00:00" table:style-name="ce6">
            <text:p>2015-04-2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hattered Skie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7-21T00:00:00" table:style-name="ce6">
            <text:p>2016-07-21</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hin Megami Tensei: Imagine</text:p>
          </table:table-cell>
          <table:table-cell office:value-type="string" table:style-name="ce1">
            <text:p>Aeria Games, Atlus, Marvelous USA</text:p>
          </table:table-cell>
          <table:table-cell office:value-type="string" table:style-name="ce1">
            <text:p>MMORPG</text:p>
          </table:table-cell>
          <table:table-cell office:value-type="string" table:style-name="ce1">
            <text:p>PC</text:p>
          </table:table-cell>
          <table:table-cell table:style-name="ce1"/>
          <table:table-cell office:value-type="date" office:date-value="2007-04-04T00:00:00" table:style-name="ce3">
            <text:p>2007-04-04</text:p>
          </table:table-cell>
          <table:table-cell office:value-type="date" office:date-value="2016-05-24T00:00:00" table:style-name="ce3">
            <text:p>2016-05-24</text:p>
          </table:table-cell>
          <table:table-cell table:style-name="ce1"/>
          <table:table-cell office:value-type="string" table:style-name="ce1">
            <text:p>ReIMAGINE</text:p>
          </table:table-cell>
          <table:table-cell table:style-name="ce1"/>
          <table:table-cell office:value-type="string" table:style-name="ce1">
            <text:p>Permanent shut down due to Atlus suing other servers</text:p>
          </table:table-cell>
          <table:table-cell table:number-columns-repeated="16373"/>
        </table:table-row>
        <table:table-row table:style-name="ro1">
          <table:table-cell office:value-type="string" table:style-name="ce1">
            <text:p>Silent Hunter 5</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5">
            <text:p>Simraceway</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ims Online, The</text:p>
          </table:table-cell>
          <table:table-cell office:value-type="string" table:style-name="ce1">
            <text:p>EA Games</text:p>
            <text:p/>
          </table:table-cell>
          <table:table-cell office:value-type="string" table:style-name="ce1">
            <text:p>MMO</text:p>
          </table:table-cell>
          <table:table-cell office:value-type="string" table:style-name="ce1">
            <text:p>PC</text:p>
          </table:table-cell>
          <table:table-cell table:style-name="ce1"/>
          <table:table-cell office:value-type="date" office:date-value="2002-12-17T00:00:00" table:style-name="ce3">
            <text:p>2002-12-17</text:p>
          </table:table-cell>
          <table:table-cell office:value-type="date" office:date-value="2008-08-01T00:00:00" table:style-name="ce3">
            <text:p>2008-08-01</text:p>
          </table:table-cell>
          <table:table-cell table:style-name="ce1"/>
          <table:table-cell office:value-type="string" table:style-name="ce1">
            <text:p>FreeSO</text:p>
          </table:table-cell>
          <table:table-cell table:style-name="ce1"/>
          <table:table-cell office:value-type="string" table:style-name="ce1">
            <text:p>Contains a full 3D mode and custom gameplay mechanics.</text:p>
          </table:table-cell>
          <table:table-cell table:number-columns-repeated="16373"/>
        </table:table-row>
        <table:table-row table:style-name="ro1">
          <table:table-cell office:value-type="string" table:style-name="ce5">
            <text:p>Skara - The Blade Remai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lapsho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9-03-08T00:00:00" table:style-name="ce6">
            <text:p>2019-03-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mash+Grab</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olstice Arena</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onic Runners</text:p>
          </table:table-cell>
          <table:table-cell office:value-type="string" table:style-name="ce1">
            <text:p>Seg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5">
            <text:p>SO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1-23T00:00:00" table:style-name="ce6">
            <text:p>2018-01-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pace Junkies</text:p>
          </table:table-cell>
          <table:table-cell office:value-type="string" table:style-name="ce1">
            <text:p>Ubisoft</text:p>
          </table:table-cell>
          <table:table-cell table:style-name="ce1"/>
          <table:table-cell office:value-type="string" table:style-name="ce5">
            <text:p>PC</text:p>
          </table:table-cell>
          <table:table-cell table:style-name="ce1"/>
          <table:table-cell office:value-type="date" office:date-value="2019-03-26T00:00:00" table:style-name="ce6">
            <text:p>2019-03-26</text:p>
          </table:table-cell>
          <table:table-cell office:value-type="date" office:date-value="2022-09-01T00:00:00" table:style-name="ce2">
            <text:p>2022-09-01</text:p>
          </table:table-cell>
          <table:table-cell office:value-type="string" table:style-name="ce1">
            <text:p>Unplayable</text:p>
          </table:table-cell>
          <table:table-cell table:style-name="ce1"/>
          <table:table-cell office:value-type="string" table:style-name="ce1">
            <text:p>ubi-shutdown-2022</text:p>
          </table:table-cell>
          <table:table-cell office:value-type="string" table:style-name="ce5">
            <text:p>Imported from PCGW</text:p>
          </table:table-cell>
          <table:table-cell table:number-columns-repeated="16373"/>
        </table:table-row>
        <table:table-row table:style-name="ro1">
          <table:table-cell office:value-type="string" table:style-name="ce5">
            <text:p>Space Punks</text:p>
          </table:table-cell>
          <table:table-cell office:value-type="string" table:style-name="ce5">
            <text:p>Jagex<text:s/></text:p>
          </table:table-cell>
          <table:table-cell office:value-type="string" table:style-name="ce5">
            <text:p>ARPG<text:s/></text:p>
          </table:table-cell>
          <table:table-cell office:value-type="string" table:style-name="ce5">
            <text:p>PC</text:p>
          </table:table-cell>
          <table:table-cell office:value-type="string" table:style-name="ce5">
            <text:p>F2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pellbreak</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20-09-03T00:00:00" table:style-name="ce6">
            <text:p>2020-09-0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pirit Lords</text:p>
          </table:table-cell>
          <table:table-cell office:value-type="string" table:style-name="ce1">
            <text:p>Kabam</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linter Cell Convictio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Splinter Cell: Blacklist</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5">
            <text:p>Star Trek Adversarie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tar Trek Online</text:p>
          </table:table-cell>
          <table:table-cell office:value-type="string" table:style-name="ce1">
            <text:p>Cryptic/Perfect World</text:p>
          </table:table-cell>
          <table:table-cell table:style-name="ce1"/>
          <table:table-cell office:value-type="string" table:style-name="ce1">
            <text:p>PC</text:p>
          </table:table-cell>
          <table:table-cell table:number-columns-repeated="6" table:style-name="ce1"/>
          <table:table-cell office:value-type="string" table:style-name="ce1">
            <text:p>Unknown EOL plan mentioned in passing by the devs.</text:p>
          </table:table-cell>
          <table:table-cell table:number-columns-repeated="16373"/>
        </table:table-row>
        <table:table-row table:style-name="ro1">
          <table:table-cell office:value-type="string" table:style-name="ce1">
            <text:p>Star Wars Galaxies</text:p>
          </table:table-cell>
          <table:table-cell office:value-type="string" table:style-name="ce1">
            <text:p>LucasArt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6-26T00:00:00" table:style-name="ce3">
            <text:p>2003-06-26</text:p>
          </table:table-cell>
          <table:table-cell office:value-type="date" office:date-value="2011-12-15T00:00:00" table:style-name="ce3">
            <text:p>2011-12-15</text:p>
          </table:table-cell>
          <table:table-cell table:style-name="ce1"/>
          <table:table-cell office:value-type="string" table:style-name="ce4">
            <text:p>SWGEmu SWG Legends Sentinels Republic</text:p>
          </table:table-cell>
          <table:table-cell table:style-name="ce1"/>
          <table:table-cell office:value-type="string" table:style-name="ce1">
            <text:p>SWGEmu recreates the game as it was in early 2005; SWG Legends is similiar to pre-closure; Sentinels Republic contains custom content.<text:s text:c="2"/></text:p>
          </table:table-cell>
          <table:table-cell table:number-columns-repeated="16373"/>
        </table:table-row>
        <table:table-row table:style-name="ro1">
          <table:table-cell office:value-type="string" table:style-name="ce1">
            <text:p>Star Wars: Battlefront</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Star Wars: Battlefront II</text:p>
          </table:table-cell>
          <table:table-cell table:number-columns-repeated="6" table:style-name="ce1"/>
          <table:table-cell office:value-type="string" table:style-name="ce1">
            <text:p>Restored</text:p>
          </table:table-cell>
          <table:table-cell office:value-type="string" table:style-name="ce1">
            <text:p>GameRanger</text:p>
          </table:table-cell>
          <table:table-cell office:value-type="string" table:style-name="ce1">
            <text:p>disney-swbf2-2017</text:p>
          </table:table-cell>
          <table:table-cell office:value-type="string" table:style-name="ce1">
            <text:p>Disney re-added support in 2017<text:s/></text:p>
          </table:table-cell>
          <table:table-cell table:number-columns-repeated="16373"/>
        </table:table-row>
        <table:table-row table:style-name="ro1">
          <table:table-cell office:value-type="string" table:style-name="ce1">
            <text:p>Star Wars: Empire at War</text:p>
          </table:table-cell>
          <table:table-cell table:number-columns-repeated="4" table:style-name="ce1"/>
          <table:table-cell table:number-columns-repeated="2" table:style-name="ce3"/>
          <table:table-cell office:value-type="string" table:style-name="ce1">
            <text:p>Restored</text:p>
          </table:table-cell>
          <table:table-cell table:style-name="ce4"/>
          <table:table-cell office:value-type="string" table:style-name="ce1">
            <text:p>disney-sweaw-2017</text:p>
          </table:table-cell>
          <table:table-cell office:value-type="string" table:style-name="ce1">
            <text:p>Disney re-added support in 2017</text:p>
          </table:table-cell>
          <table:table-cell table:number-columns-repeated="16373"/>
        </table:table-row>
        <table:table-row table:style-name="ro1">
          <table:table-cell office:value-type="string" table:style-name="ce1">
            <text:p>StarCraft</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arCraft II</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ick Online</text:p>
          </table:table-cell>
          <table:table-cell table:style-name="ce1"/>
          <table:table-cell office:value-type="string" table:style-name="ce1">
            <text:p>MMO Platformer</text:p>
          </table:table-cell>
          <table:table-cell office:value-type="string" table:style-name="ce1">
            <text:p>PC</text:p>
          </table:table-cell>
          <table:table-cell table:style-name="ce1"/>
          <table:table-cell table:number-columns-repeated="2" table:style-name="ce3"/>
          <table:table-cell table:style-name="ce1"/>
          <table:table-cell office:value-type="string" table:style-name="ce1">
            <text:p>LocalSO</text:p>
          </table:table-cell>
          <table:table-cell table:style-name="ce1"/>
          <table:table-cell office:value-type="string" table:style-name="ce1">
            <text:p>An indie MMO from the Game Maker Community. Originally closed in 2008 but switched to being donate-to-play while a sequel was developed which never released.</text:p>
          </table:table-cell>
          <table:table-cell table:number-columns-repeated="16373"/>
        </table:table-row>
        <table:table-row table:style-name="ro1">
          <table:table-cell office:value-type="string" table:style-name="ce5">
            <text:p>Streamline (Proletaria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treet Fighter Online: Mouse Generation</text:p>
          </table:table-cell>
          <table:table-cell office:value-type="string" table:style-name="ce5">
            <text:p>NHN_Entertainment<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08-07-09T00:00:00" table:style-name="ce6">
            <text:p>2008-07-0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uper Bomberman R Online</text:p>
          </table:table-cell>
          <table:table-cell office:value-type="string" table:style-name="ce5">
            <text:p>Konami<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21-05-27T00:00:00" table:style-name="ce6">
            <text:p>2021-05-27</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uper Monday Night Comba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2-04-19T00:00:00" table:style-name="ce6">
            <text:p>2012-04-1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Survarium</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Survival Project</text:p>
          </table:table-cell>
          <table:table-cell office:value-type="string" table:style-name="ce1">
            <text:p>HanbitSoft</text:p>
          </table:table-cell>
          <table:table-cell table:style-name="ce1"/>
          <table:table-cell office:value-type="string" table:style-name="ce1">
            <text:p>PC</text:p>
          </table:table-cell>
          <table:table-cell table:number-columns-repeated="6" table:style-name="ce1"/>
          <table:table-cell office:value-type="string" table:style-name="ce1">
            <text:p>http://alanleigame.wix.com/survivalproject</text:p>
          </table:table-cell>
          <table:table-cell table:number-columns-repeated="16373"/>
        </table:table-row>
        <table:table-row table:style-name="ro1">
          <table:table-cell office:value-type="string" table:style-name="ce5">
            <text:p>Survived By</text:p>
          </table:table-cell>
          <table:table-cell office:value-type="string" table:style-name="ce5">
            <text:p>Digital_Extreme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abula Rasa</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07-11-02T00:00:00" table:style-name="ce3">
            <text:p>2007-11-02</text:p>
          </table:table-cell>
          <table:table-cell office:value-type="date" office:date-value="2009-02-28T00:00:00" table:style-name="ce3">
            <text:p>2009-02-28</text:p>
          </table:table-cell>
          <table:table-cell table:style-name="ce1"/>
          <table:table-cell office:value-type="string" table:style-name="ce1">
            <text:p>Infinite Rasa</text:p>
          </table:table-cell>
          <table:table-cell table:style-name="ce1"/>
          <table:table-cell office:value-type="string" table:style-name="ce1">
            <text:p>Can only walk around, little progress.</text:p>
          </table:table-cell>
          <table:table-cell table:number-columns-repeated="16373"/>
        </table:table-row>
        <table:table-row table:style-name="ro1">
          <table:table-cell office:value-type="string" table:style-name="ce5">
            <text:p>Tactical Intervention</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3-10-08T00:00:00" table:style-name="ce6">
            <text:p>2013-10-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TERA</text:p>
          </table:table-cell>
          <table:table-cell office:value-type="string" table:style-name="ce5">
            <text:p>NHN_Entertainment<text:s/></text:p>
          </table:table-cell>
          <table:table-cell office:value-type="string" table:style-name="ce5">
            <text:p>MMORPG<text:s/></text:p>
          </table:table-cell>
          <table:table-cell office:value-type="string" table:style-name="ce5">
            <text:p>PC</text:p>
          </table:table-cell>
          <table:table-cell office:value-type="string" table:style-name="ce5">
            <text:p>F2P<text:s/></text:p>
          </table:table-cell>
          <table:table-cell office:value-type="date" office:date-value="2011-01-25T00:00:00" table:style-name="ce6">
            <text:p>2011-01-2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est Drive Unlimited</text:p>
          </table:table-cell>
          <table:table-cell office:value-type="string" table:style-name="ce1">
            <text:p>Atari</text:p>
          </table:table-cell>
          <table:table-cell table:style-name="ce1"/>
          <table:table-cell office:value-type="string" table:style-name="ce1">
            <text:p>PC, 360, PS2</text:p>
          </table:table-cell>
          <table:table-cell table:number-columns-repeated="6" table:style-name="ce1"/>
          <table:table-cell office:value-type="string" table:style-name="ce1">
            <text:p>http://forum.turboduck.net/threads/29561-test-drive-unlimited-project-paradise-v003a-public-beta-available</text:p>
          </table:table-cell>
          <table:table-cell table:number-columns-repeated="16373"/>
        </table:table-row>
        <table:table-row table:style-name="ro1">
          <table:table-cell office:value-type="string" table:style-name="ce5">
            <text:p>The Banner Saga: Factions</text:p>
          </table:table-cell>
          <table:table-cell office:value-type="string" table:style-name="ce5">
            <text:p/>
          </table:table-cell>
          <table:table-cell office:value-type="string" table:style-name="ce5">
            <text:p>Tactical_RPG<text:s/></text:p>
          </table:table-cell>
          <table:table-cell office:value-type="string" table:style-name="ce5">
            <text:p>PC</text:p>
          </table:table-cell>
          <table:table-cell office:value-type="string" table:style-name="ce5">
            <text:p>F2P ,IGP</text:p>
          </table:table-cell>
          <table:table-cell office:value-type="date" office:date-value="2013-02-25T00:00:00" table:style-name="ce6">
            <text:p>2013-02-25</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he Chronicles of Spellborn</text:p>
          </table:table-cell>
          <table:table-cell office:value-type="string" table:style-name="ce1">
            <text:p>Frogster Interactive, Mindscape, Acclaim</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08-11-27T00:00:00" table:style-name="ce2">
            <text:p>2008-11-27</text:p>
          </table:table-cell>
          <table:table-cell office:value-type="date" office:date-value="2010-08-31T00:00:00" table:style-name="ce2">
            <text:p>2010-08-31</text:p>
          </table:table-cell>
          <table:table-cell office:value-type="string" table:style-name="ce1">
            <text:p>Unplayable</text:p>
          </table:table-cell>
          <table:table-cell office:value-type="string" table:style-name="ce1">
            <text:p>Spellborn.org</text:p>
          </table:table-cell>
          <table:table-cell office:value-type="string" table:style-name="ce1">
            <text:p>spellborn-shutdown-2010</text:p>
          </table:table-cell>
          <table:table-cell office:value-type="string" table:style-name="ce1">
            <text:p>Wiki suggests revival involved a former developer, \cn</text:p>
          </table:table-cell>
          <table:table-cell table:number-columns-repeated="16373"/>
        </table:table-row>
        <table:table-row table:style-name="ro1">
          <table:table-cell office:value-type="string" table:style-name="ce1">
            <text:p>The Crew</text:p>
          </table:table-cell>
          <table:table-cell office:value-type="string" table:style-name="ce1">
            <text:p>Ubisoft</text:p>
          </table:table-cell>
          <table:table-cell office:value-type="string" table:style-name="ce1">
            <text:p>Racing</text:p>
          </table:table-cell>
          <table:table-cell office:value-type="string" table:style-name="ce1">
            <text:p>PC, PS4, 360, XBO</text:p>
          </table:table-cell>
          <table:table-cell office:value-type="string" table:style-name="ce1">
            <text:p>Paid, F2P</text:p>
          </table:table-cell>
          <table:table-cell office:value-type="date" office:date-value="2014-12-02T00:00:00" table:style-name="ce2">
            <text:p>2014-12-02</text:p>
          </table:table-cell>
          <table:table-cell office:value-type="date" office:date-value="2024-03-31T00:00:00" table:style-name="ce2">
            <text:p>2024-03-31</text:p>
          </table:table-cell>
          <table:table-cell office:value-type="string" table:style-name="ce1">
            <text:p>Unplayable</text:p>
          </table:table-cell>
          <table:table-cell table:number-columns-repeated="16376" table:style-name="ce1"/>
        </table:table-row>
        <table:table-row table:style-name="ro1">
          <table:table-cell office:value-type="string" table:style-name="ce1">
            <text:p>The Culling 2</text:p>
          </table:table-cell>
          <table:table-cell office:value-type="string" table:style-name="ce1">
            <text:p>Xaviant</text:p>
          </table:table-cell>
          <table:table-cell office:value-type="string" table:style-name="ce1">
            <text:p>Action</text:p>
          </table:table-cell>
          <table:table-cell office:value-type="string" table:style-name="ce1">
            <text:p>PC</text:p>
          </table:table-cell>
          <table:table-cell office:value-type="string" table:style-name="ce1">
            <text:p>Paid</text:p>
          </table:table-cell>
          <table:table-cell office:value-type="date" office:date-value="2018-07-10T00:00:00" table:style-name="ce2">
            <text:p>2018-07-10</text:p>
          </table:table-cell>
          <table:table-cell office:value-type="date" office:date-value="2018-07-18T00:00:00" table:style-name="ce2">
            <text:p>2018-07-18</text:p>
          </table:table-cell>
          <table:table-cell office:value-type="string" table:style-name="ce1">
            <text:p>Unplayable</text:p>
          </table:table-cell>
          <table:table-cell table:style-name="ce1"/>
          <table:table-cell office:value-type="string" table:style-name="ce1">
            <text:p>culling-xaviant-2018</text:p>
          </table:table-cell>
          <table:table-cell office:value-type="string" table:style-name="ce1">
            <text:p>Players offered refunds, dev refocusd on original / reboot</text:p>
          </table:table-cell>
          <table:table-cell table:number-columns-repeated="16373"/>
        </table:table-row>
        <table:table-row table:style-name="ro1">
          <table:table-cell office:value-type="string" table:style-name="ce5">
            <text:p>The Cycle: Frontier</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2-06-08T00:00:00" table:style-name="ce6">
            <text:p>2022-06-08</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he Last Stand: Dead Zone</text:p>
          </table:table-cell>
          <table:table-cell office:value-type="string" table:style-name="ce1">
            <text:p>Armor Games</text:p>
          </table:table-cell>
          <table:table-cell table:style-name="ce1"/>
          <table:table-cell office:value-type="string" table:style-name="ce1">
            <text:p>PC</text:p>
          </table:table-cell>
          <table:table-cell table:number-columns-repeated="6" table:style-name="ce1"/>
          <table:table-cell office:value-type="string" table:style-name="ce1">
            <text:p>Giant paywall masquerading as a game.</text:p>
          </table:table-cell>
          <table:table-cell table:number-columns-repeated="16373"/>
        </table:table-row>
        <table:table-row table:style-name="ro1">
          <table:table-cell office:value-type="string" table:style-name="ce1">
            <text:p>The Last Stand: Union City</text:p>
          </table:table-cell>
          <table:table-cell office:value-type="string" table:style-name="ce1">
            <text:p>Armor Games</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5">
            <text:p>The Mighty Quest for Epic Loot</text:p>
          </table:table-cell>
          <table:table-cell office:value-type="string" table:style-name="ce5">
            <text:p>Ubisoft<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5-02-06T00:00:00" table:style-name="ce6">
            <text:p>2015-02-06</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he Secret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ttlers 7</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5">
            <text:p>The Walking Dead: Betrayal</text:p>
          </table:table-cell>
          <table:table-cell office:value-type="string" table:style-name="ce5">
            <text:p>Skybound_Games<text:s/></text:p>
          </table:table-cell>
          <table:table-cell office:value-type="string" table:style-name="ce5">
            <text:p/>
          </table:table-cell>
          <table:table-cell office:value-type="string" table:style-name="ce5">
            <text:p>PC</text:p>
          </table:table-cell>
          <table:table-cell office:value-type="string" table:style-name="ce5">
            <text:p>Paid<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Tiger Knigh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itanfall</text:p>
          </table:table-cell>
          <table:table-cell office:value-type="string" table:style-name="ce1">
            <text:p>EA</text:p>
          </table:table-cell>
          <table:table-cell table:style-name="ce1"/>
          <table:table-cell office:value-type="string" table:style-name="ce1">
            <text:p>PC, XBO, 360</text:p>
          </table:table-cell>
          <table:table-cell table:number-columns-repeated="16380" table:style-name="ce1"/>
        </table:table-row>
        <table:table-row table:style-name="ro1">
          <table:table-cell office:value-type="string" table:style-name="ce5">
            <text:p>Tom Clancy's Ghost Recon Phantoms</text:p>
          </table:table-cell>
          <table:table-cell office:value-type="string" table:style-name="ce5">
            <text:p>Ubisoft<text:s/></text:p>
          </table:table-cell>
          <table:table-cell office:value-type="string" table:style-name="ce5">
            <text:p/>
          </table:table-cell>
          <table:table-cell office:value-type="string" table:style-name="ce5">
            <text:p>PC</text:p>
          </table:table-cell>
          <table:table-cell office:value-type="string" table:style-name="ce5">
            <text:p>F2P ,IGP</text:p>
          </table:table-cell>
          <table:table-cell office:value-type="date" office:date-value="2014-04-10T00:00:00" table:style-name="ce6">
            <text:p>2014-04-1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om Clancy's Ghost Recon: Future Soldier</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To play the solo campaign, you will have to set your console into offline mode."</text:p>
          </table:table-cell>
          <table:table-cell table:number-columns-repeated="16373"/>
        </table:table-row>
        <table:table-row table:style-name="ro1">
          <table:table-cell office:value-type="string" table:style-name="ce1">
            <text:p>Tom Clancy's Rainbow Six Lockdow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The Division</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oontown Online</text:p>
          </table:table-cell>
          <table:table-cell office:value-type="string" table:style-name="ce1">
            <text:p>Walt Disney Company</text:p>
          </table:table-cell>
          <table:table-cell office:value-type="string" table:style-name="ce1">
            <text:p>MMO</text:p>
          </table:table-cell>
          <table:table-cell office:value-type="string" table:style-name="ce1">
            <text:p>PC, Mac</text:p>
          </table:table-cell>
          <table:table-cell office:value-type="string" table:style-name="ce5">
            <text:p>Subscription ,IGP</text:p>
          </table:table-cell>
          <table:table-cell office:value-type="date" office:date-value="2003-06-02T00:00:00" table:style-name="ce3">
            <text:p>2003-06-02</text:p>
          </table:table-cell>
          <table:table-cell office:value-type="date" office:date-value="2013-09-19T00:00:00" table:style-name="ce3">
            <text:p>2013-09-19</text:p>
          </table:table-cell>
          <table:table-cell table:style-name="ce1"/>
          <table:table-cell office:value-type="string" table:style-name="ce4">
            <text:p>Toontown Rewritten Toontown Realms Corporate Clash</text:p>
          </table:table-cell>
          <table:table-cell table:style-name="ce1"/>
          <table:table-cell office:value-type="string" table:style-name="ce1">
            <text:p>Rewritten stays close to the original game; Realms lets you play offline or with a few friends; Corporate Clash contains new content updates. Imported from PCGW</text:p>
          </table:table-cell>
          <table:table-cell table:number-columns-repeated="16373"/>
        </table:table-row>
        <table:table-row table:style-name="ro1">
          <table:table-cell office:value-type="string" table:style-name="ce1">
            <text:p>TopSpin 2K25</text:p>
          </table:table-cell>
          <table:table-cell office:value-type="string" table:style-name="ce1">
            <text:p>2K Sports</text:p>
          </table:table-cell>
          <table:table-cell office:value-type="string" table:style-name="ce1">
            <text:p>Sports, Tennis</text:p>
          </table:table-cell>
          <table:table-cell office:value-type="string" table:style-name="ce1">
            <text:p>PC, PS4, PS5, XBO, XSX</text:p>
          </table:table-cell>
          <table:table-cell office:value-type="string" table:style-name="ce1">
            <text:p>Paid, IGP</text:p>
          </table:table-cell>
          <table:table-cell office:value-type="date" office:date-value="2024-04-26T00:00:00" table:style-name="ce2">
            <text:p>2024-04-26</text:p>
          </table:table-cell>
          <table:table-cell office:value-type="date" office:date-value="2026-12-31T00:00:00" table:style-name="ce2">
            <text:p>2026-12-31</text:p>
          </table:table-cell>
          <table:table-cell office:value-type="string" table:style-name="ce1">
            <text:p>Always online</text:p>
          </table:table-cell>
          <table:table-cell table:style-name="ce1"/>
          <table:table-cell office:value-type="string" table:style-name="ce1">
            <text:p>2k-topspin-2024</text:p>
          </table:table-cell>
          <table:table-cell office:value-type="string" table:style-name="ce1">
            <text:p>Game has singleplayer playability issues because of network, publisher has set an end date ahead of publication</text:p>
          </table:table-cell>
          <table:table-cell table:number-columns-repeated="16373"/>
        </table:table-row>
        <table:table-row table:style-name="ro1">
          <table:table-cell office:value-type="string" table:style-name="ce5">
            <text:p>Total War: Arena</text:p>
          </table:table-cell>
          <table:table-cell office:value-type="string" table:style-name="ce5">
            <text:p>Wargaming<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Trickster Online</text:p>
          </table:table-cell>
          <table:table-cell office:value-type="string" table:style-name="ce1">
            <text:p>Variou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4-10T00:00:00" table:style-name="ce3">
            <text:p>2003-04-10</text:p>
          </table:table-cell>
          <table:table-cell office:value-type="date" office:date-value="2014-01-28T00:00:00" table:style-name="ce3">
            <text:p>2014-01-28</text:p>
          </table:table-cell>
          <table:table-cell table:style-name="ce1"/>
          <table:table-cell office:value-type="string" table:style-name="ce4">
            <text:p>LifeTO</text:p>
          </table:table-cell>
          <table:table-cell table:number-columns-repeated="16375" table:style-name="ce1"/>
        </table:table-row>
        <table:table-row table:style-name="ro1">
          <table:table-cell office:value-type="string" table:style-name="ce1">
            <text:p>Universal Century Gundam Online</text:p>
          </table:table-cell>
          <table:table-cell office:value-type="string" table:style-name="ce1">
            <text:p>Bandai</text:p>
          </table:table-cell>
          <table:table-cell office:value-type="string" table:style-name="ce1">
            <text:p>MMORPG</text:p>
          </table:table-cell>
          <table:table-cell office:value-type="string" table:style-name="ce1">
            <text:p>PC</text:p>
          </table:table-cell>
          <table:table-cell table:style-name="ce1"/>
          <table:table-cell office:value-type="date" office:date-value="2005-09-29T00:00:00" table:style-name="ce3">
            <text:p>2005-09-29</text:p>
          </table:table-cell>
          <table:table-cell office:value-type="date" office:date-value="2007-12-15T00:00:00" table:style-name="ce3">
            <text:p>2007-12-15</text:p>
          </table:table-cell>
          <table:table-cell table:style-name="ce1"/>
          <table:table-cell office:value-type="string" table:style-name="ce1">
            <text:p>UCGO Server</text:p>
          </table:table-cell>
          <table:table-cell table:style-name="ce1"/>
          <table:table-cell office:value-type="string" table:style-name="ce1">
            <text:p>Originally Japanese only, but has been translated.</text:p>
          </table:table-cell>
          <table:table-cell table:number-columns-repeated="16373"/>
        </table:table-row>
        <table:table-row table:style-name="ro1">
          <table:table-cell office:value-type="string" table:style-name="ce5">
            <text:p>Vagabond</text:p>
          </table:table-cell>
          <table:table-cell office:value-type="string" table:style-name="ce5">
            <text:p>Redhorizon_Games</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Vanguard: Saga of Heroes</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07-01-30T00:00:00" table:style-name="ce3">
            <text:p>2007-01-30</text:p>
          </table:table-cell>
          <table:table-cell office:value-type="date" office:date-value="2014-07-31T00:00:00" table:style-name="ce3">
            <text:p>2014-07-31</text:p>
          </table:table-cell>
          <table:table-cell table:style-name="ce1"/>
          <table:table-cell office:value-type="string" table:style-name="ce1">
            <text:p>VGOEmulator</text:p>
          </table:table-cell>
          <table:table-cell table:style-name="ce1"/>
          <table:table-cell office:value-type="string" table:style-name="ce1">
            <text:p>Closed Alpha</text:p>
          </table:table-cell>
          <table:table-cell table:number-columns-repeated="16373"/>
        </table:table-row>
        <table:table-row table:style-name="ro1">
          <table:table-cell office:value-type="string" table:style-name="ce5">
            <text:p>Vanguard: Saga of Heroes</text:p>
          </table:table-cell>
          <table:table-cell office:value-type="string" table:style-name="ce5">
            <text:p>Sony_Online_Entertainment<text:s/></text:p>
          </table:table-cell>
          <table:table-cell office:value-type="string" table:style-name="ce5">
            <text:p>MMORPG<text:s/></text:p>
          </table:table-cell>
          <table:table-cell office:value-type="string" table:style-name="ce5">
            <text:p>PC</text:p>
          </table:table-cell>
          <table:table-cell office:value-type="string" table:style-name="ce5">
            <text:p><text:s/></text:p>
          </table:table-cell>
          <table:table-cell office:value-type="date" office:date-value="2007-01-30T00:00:00" table:style-name="ce6">
            <text:p>2007-01-30</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Veiled Experts</text:p>
          </table:table-cell>
          <table:table-cell office:value-type="string" table:style-name="ce5">
            <text:p>Nexon_Korea<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Video Horror Society</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Virtual Magic Kingdom</text:p>
          </table:table-cell>
          <table:table-cell office:value-type="string" table:style-name="ce1">
            <text:p>Walt Disney Parks and Resorts</text:p>
          </table:table-cell>
          <table:table-cell office:value-type="string" table:style-name="ce1">
            <text:p>MMO</text:p>
          </table:table-cell>
          <table:table-cell office:value-type="string" table:style-name="ce1">
            <text:p>PC, Mac</text:p>
          </table:table-cell>
          <table:table-cell table:style-name="ce1"/>
          <table:table-cell office:value-type="date" office:date-value="2005-05-23T00:00:00" table:style-name="ce3">
            <text:p>2005-05-23</text:p>
          </table:table-cell>
          <table:table-cell office:value-type="date" office:date-value="2008-05-21T00:00:00" table:style-name="ce3">
            <text:p>2008-05-21</text:p>
          </table:table-cell>
          <table:table-cell table:style-name="ce1"/>
          <table:table-cell office:value-type="string" table:style-name="ce4">
            <text:p>MyVMK VMK Legacy</text:p>
          </table:table-cell>
          <table:table-cell table:number-columns-repeated="16375" table:style-name="ce1"/>
        </table:table-row>
        <table:table-row table:style-name="ro1">
          <table:table-cell office:value-type="string" table:style-name="ce5">
            <text:p>Vox</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Warhammer 40,000: Eternal Crusad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6-09-23T00:00:00" table:style-name="ce6">
            <text:p>2016-09-2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Warhammer Age of Sigmar: Champi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F2P<text:s/></text:p>
          </table:table-cell>
          <table:table-cell office:value-type="date" office:date-value="2019-02-19T00:00:00" table:style-name="ce6">
            <text:p>2019-02-1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Warhammer Online: Age of Reckoning</text:p>
          </table:table-cell>
          <table:table-cell office:value-type="string" table:style-name="ce1">
            <text:p>Electronic Art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18T00:00:00" table:style-name="ce3">
            <text:p>2008-09-18</text:p>
          </table:table-cell>
          <table:table-cell office:value-type="date" office:date-value="2013-12-18T00:00:00" table:style-name="ce3">
            <text:p>2013-12-18</text:p>
          </table:table-cell>
          <table:table-cell table:style-name="ce1"/>
          <table:table-cell office:value-type="string" table:style-name="ce1">
            <text:p>Return of Reckoning</text:p>
          </table:table-cell>
          <table:table-cell table:style-name="ce1"/>
          <table:table-cell office:value-type="string" table:style-name="ce1">
            <text:p>Alpha, still missing some content</text:p>
          </table:table-cell>
          <table:table-cell table:number-columns-repeated="16373"/>
        </table:table-row>
        <table:table-row table:style-name="ro1">
          <table:table-cell office:value-type="string" table:style-name="ce5">
            <text:p>Warmonger</text:p>
          </table:table-cell>
          <table:table-cell office:value-type="string" table:style-name="ce5">
            <text:p>GAMESinFLAME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8-06-14T00:00:00" table:style-name="ce6">
            <text:p>2018-06-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WildStar</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14-06-03T00:00:00" table:style-name="ce3">
            <text:p>2014-06-03</text:p>
          </table:table-cell>
          <table:table-cell office:value-type="date" office:date-value="2018-11-28T00:00:00" table:style-name="ce3">
            <text:p>2018-11-28</text:p>
          </table:table-cell>
          <table:table-cell office:value-type="string" table:style-name="ce5">
            <text:p>Unplayable</text:p>
          </table:table-cell>
          <table:table-cell office:value-type="string" table:style-name="ce1">
            <text:p>Nexus Forever</text:p>
          </table:table-cell>
          <table:table-cell table:style-name="ce1"/>
          <table:table-cell office:value-type="string" table:style-name="ce5">
            <text:p>Imported from PCGW</text:p>
          </table:table-cell>
          <table:table-cell table:number-columns-repeated="16373"/>
        </table:table-row>
        <table:table-row table:style-name="ro1">
          <table:table-cell office:value-type="string" table:style-name="ce1">
            <text:p>Wizardry Online</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13-01-30T00:00:00" table:style-name="ce3">
            <text:p>2013-01-30</text:p>
          </table:table-cell>
          <table:table-cell office:value-type="date" office:date-value="2014-07-31T00:00:00" table:style-name="ce3">
            <text:p>2014-07-31</text:p>
          </table:table-cell>
          <table:table-cell table:style-name="ce1"/>
          <table:table-cell office:value-type="string" table:style-name="ce4">
            <text:p>Wizardry Online Private Ser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5">
            <text:p>Wolflord - Werewolf Online</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World In Conflict</text:p>
          </table:table-cell>
          <table:table-cell office:value-type="string" table:style-name="ce1">
            <text:p>Ubisoft</text:p>
          </table:table-cell>
          <table:table-cell office:value-type="string" table:style-name="ce1">
            <text:p>Strategy</text:p>
          </table:table-cell>
          <table:table-cell table:number-columns-repeated="2" table:style-name="ce1"/>
          <table:table-cell table:number-columns-repeated="2" table:style-name="ce3"/>
          <table:table-cell office:value-type="string" table:style-name="ce1">
            <text:p>Playable</text:p>
          </table:table-cell>
          <table:table-cell office:value-type="string" table:style-name="ce4">
            <text:p>Massgate</text:p>
          </table:table-cell>
          <table:table-cell office:value-type="string" table:style-name="ce1">
            <text:p>ubi-massgate-2017</text:p>
          </table:table-cell>
          <table:table-cell office:value-type="string" table:style-name="ce1">
            <text:p>Ubisoft released server source code</text:p>
          </table:table-cell>
          <table:table-cell table:number-columns-repeated="16373"/>
        </table:table-row>
        <table:table-row table:style-name="ro1">
          <table:table-cell office:value-type="string" table:style-name="ce5">
            <text:p>World of Speed</text:p>
          </table:table-cell>
          <table:table-cell office:value-type="string" table:style-name="ce5">
            <text:p>Mad_Dog_Games<text:s/></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World of Warcraft</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Private servers exist to mimic functionality, but none are really even close to the official servers.</text:p>
          </table:table-cell>
          <table:table-cell table:number-columns-repeated="16373"/>
        </table:table-row>
        <table:table-row table:style-name="ro1">
          <table:table-cell office:value-type="string" table:style-name="ce5">
            <text:p>World Series of Poker: Full House Pro</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14-04-09T00:00:00" table:style-name="ce6">
            <text:p>2014-04-09</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World War Toons</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table:style-name="ce6"/>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5">
            <text:p>Worlds Adrift</text:p>
          </table:table-cell>
          <table:table-cell office:value-type="string" table:style-name="ce5">
            <text:p/>
          </table:table-cell>
          <table:table-cell office:value-type="string" table:style-name="ce5">
            <text:p/>
          </table:table-cell>
          <table:table-cell office:value-type="string" table:style-name="ce5">
            <text:p>PC</text:p>
          </table:table-cell>
          <table:table-cell office:value-type="string" table:style-name="ce5">
            <text:p><text:s/></text:p>
          </table:table-cell>
          <table:table-cell office:value-type="date" office:date-value="2024-05-14T00:00:00" table:style-name="ce6">
            <text:p>2024-05-14</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style-name="ro1">
          <table:table-cell office:value-type="string" table:style-name="ce1">
            <text:p>WWE 2K15</text:p>
          </table:table-cell>
          <table:table-cell office:value-type="string" table:style-name="ce1">
            <text:p>2K Sports</text:p>
          </table:table-cell>
          <table:table-cell office:value-type="string" table:style-name="ce1">
            <text:p>Sport, Wrestling</text:p>
          </table:table-cell>
          <table:table-cell office:value-type="string" table:style-name="ce1">
            <text:p>PC, PS4, XBO, PS3, 360</text:p>
          </table:table-cell>
          <table:table-cell office:value-type="string" table:style-name="ce1">
            <text:p>Paid, DLC</text:p>
          </table:table-cell>
          <table:table-cell office:value-type="date" office:date-value="2014-10-28T00:00:00" table:style-name="ce2">
            <text:p>2014-10-28</text:p>
          </table:table-cell>
          <table:table-cell office:value-type="date" office:date-value="2016-05-31T00:00:00" table:style-name="ce2">
            <text:p>2016-05-31</text:p>
          </table:table-cell>
          <table:table-cell office:value-type="string" table:style-name="ce1">
            <text:p>No Online Play, No Community Assets</text:p>
          </table:table-cell>
          <table:table-cell office:value-type="string" table:style-name="ce1">
            <text:p>No</text:p>
          </table:table-cell>
          <table:table-cell office:value-type="string" table:style-name="ce1">
            <text:p>wwe2k15-shutdown-2016</text:p>
          </table:table-cell>
          <table:table-cell table:number-columns-repeated="16374" table:style-name="ce1"/>
        </table:table-row>
        <table:table-row table:style-name="ro1">
          <table:table-cell office:value-type="string" table:style-name="ce1">
            <text:p>Xen Online (Korea, Europe)</text:p>
            <text:p>Secret of the Solstice (US)</text:p>
          </table:table-cell>
          <table:table-cell office:value-type="string" table:style-name="ce1">
            <text:p>DNC Entertainment</text:p>
            <text:p>Outspark</text:p>
          </table:table-cell>
          <table:table-cell office:value-type="string" table:style-name="ce1">
            <text:p>MMORPG</text:p>
          </table:table-cell>
          <table:table-cell office:value-type="string" table:style-name="ce1">
            <text:p>PC</text:p>
          </table:table-cell>
          <table:table-cell table:style-name="ce1"/>
          <table:table-cell office:value-type="date" office:date-value="2008-01-09T00:00:00" table:style-name="ce3">
            <text:p>2008-01-09</text:p>
          </table:table-cell>
          <table:table-cell office:value-type="date" office:date-value="2011-08-11T00:00:00" table:style-name="ce3">
            <text:p>2011-08-11</text:p>
          </table:table-cell>
          <table:table-cell table:style-name="ce1"/>
          <table:table-cell office:value-type="string" table:style-name="ce4">
            <text:p>Xen Rebirth</text:p>
          </table:table-cell>
          <table:table-cell table:number-columns-repeated="16375" table:style-name="ce1"/>
        </table:table-row>
        <table:table-row table:style-name="ro1">
          <table:table-cell office:value-type="string" table:style-name="ce1">
            <text:p>Yogurting</text:p>
          </table:table-cell>
          <table:table-cell office:value-type="string" table:style-name="ce1">
            <text:p>GungHo</text:p>
          </table:table-cell>
          <table:table-cell office:value-type="string" table:style-name="ce1">
            <text:p>MMORPG</text:p>
          </table:table-cell>
          <table:table-cell office:value-type="string" table:style-name="ce1">
            <text:p>PC</text:p>
          </table:table-cell>
          <table:table-cell table:style-name="ce1"/>
          <table:table-cell office:value-type="date" office:date-value="2005-05-10T00:00:00" table:style-name="ce3">
            <text:p>2005-05-10</text:p>
          </table:table-cell>
          <table:table-cell table:style-name="ce3"/>
          <table:table-cell table:style-name="ce1"/>
          <table:table-cell office:value-type="string" table:style-name="ce1">
            <text:p>Yogurting Renewed</text:p>
          </table:table-cell>
          <table:table-cell table:style-name="ce1"/>
          <table:table-cell office:value-type="string" table:style-name="ce1">
            <text:p><text:a xlink:href="https://web.archive.org/web/20220812085812/https:/yogurtingrenewed.com/">Revival project launched in 2022, but disappeared.</text:a></text:p>
          </table:table-cell>
          <table:table-cell table:number-columns-repeated="16373"/>
        </table:table-row>
        <table:table-row table:style-name="ro1">
          <table:table-cell office:value-type="string" table:style-name="ce1">
            <text:p>ZombiU</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5">
            <text:p>Zoo Tycoon Friends</text:p>
          </table:table-cell>
          <table:table-cell office:value-type="string" table:style-name="ce5">
            <text:p>Xbox_Game_Studios<text:s/></text:p>
          </table:table-cell>
          <table:table-cell office:value-type="string" table:style-name="ce5">
            <text:p/>
          </table:table-cell>
          <table:table-cell office:value-type="string" table:style-name="ce5">
            <text:p>PC</text:p>
          </table:table-cell>
          <table:table-cell office:value-type="string" table:style-name="ce5">
            <text:p><text:s/>,IGP</text:p>
          </table:table-cell>
          <table:table-cell office:value-type="date" office:date-value="2014-10-13T00:00:00" table:style-name="ce6">
            <text:p>2014-10-13</text:p>
          </table:table-cell>
          <table:table-cell office:value-type="string" table:style-name="ce5">
            <text:p/>
          </table:table-cell>
          <table:table-cell office:value-type="string" table:style-name="ce5">
            <text:p>Unplayable</text:p>
          </table:table-cell>
          <table:table-cell office:value-type="string" table:style-name="ce5">
            <text:p/>
          </table:table-cell>
          <table:table-cell office:value-type="string" table:style-name="ce5">
            <text:p/>
          </table:table-cell>
          <table:table-cell office:value-type="string" table:style-name="ce5">
            <text:p>Imported from PCGW</text:p>
          </table:table-cell>
          <table:table-cell table:number-columns-repeated="16373"/>
        </table:table-row>
        <table:table-row table:number-rows-repeated="1048257" table:style-name="ro1">
          <table:table-cell table:number-columns-repeated="16384"/>
        </table:table-row>
      </table:table>
      <table:database-ranges>
        <table:database-range table:target-range-address="Sheet1.A1:Sheet1.K319" table:name="Table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number:date-style style:name="N19">
      <number:year number:style="long"/>
      <number:text>-</number:text>
      <number:month number:style="long"/>
      <number:text>-</number:text>
      <number:day number:style="long"/>
    </number:date-style>
    <number:date-style style:name="N36">
      <number:year number:style="long"/>
      <number:text>-</number:text>
      <number:month number:style="long"/>
      <number:text>-</number:text>
      <number:day number:style="long"/>
    </number:date-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_32_2" style:display-name="Heading 1 2"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Status" style:family="table-cell" style:data-style-name="N0">
      <style:table-cell-properties style:vertical-align="automatic" fo:background-color="transparent"/>
      <style:text-properties style:font-name="Arial" style:font-name-asian="Arial" style:font-name-complex="Arial"/>
    </style:style>
    <style:style style:name="Text" style:family="table-cell" style:data-style-name="N0">
      <style:table-cell-properties style:vertical-align="automatic" fo:background-color="transparent"/>
      <style:text-properties style:font-name="Arial" style:font-name-asian="Arial" style:font-name-complex="Arial"/>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531</meta:generator>
    <meta:initial-creator>McGregor, Leon McGregor</meta:initial-creator>
    <dc:creator>McGregor, Leon McGregor</dc:creator>
    <meta:creation-date>2024-04-30T12:07:23Z</meta:creation-date>
    <dc:date>2024-05-14T11:31:54Z</dc:date>
  </office:meta>
</office:document-meta>
</file>